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838cm" fo:margin-left="-0.012cm" table:align="left"/>
    </style:style>
    <style:style style:name="Table1.A" style:family="table-column">
      <style:table-column-properties style:column-width="5.711cm"/>
    </style:style>
    <style:style style:name="Table1.B" style:family="table-column">
      <style:table-column-properties style:column-width="12.127cm"/>
    </style:style>
    <style:style style:name="Table1.A1" style:family="table-cell">
      <style:table-cell-properties style:vertical-align="middle" fo:padding="0.106cm" fo:border="0.5pt solid #000000"/>
    </style:style>
    <style:style style:name="Table1.A4" style:family="table-cell">
      <style:table-cell-properties style:vertical-align="middle" fo:padding-left="0.106cm" fo:padding-right="0.106cm" fo:padding-top="0cm" fo:padding-bottom="0.106cm" fo:border-left="0.5pt solid #000000" fo:border-right="0.5pt solid #000000" fo:border-top="none" fo:border-bottom="0.5pt solid #000000"/>
    </style:style>
    <style:style style:name="Table1.5" style:family="table-row">
      <style:table-row-properties style:min-row-height="1.259cm"/>
    </style:style>
    <style:style style:name="Table1.A5" style:family="table-cell">
      <style:table-cell-properties style:vertical-align="middle" fo:padding="0.106cm" fo:border-left="0.5pt solid #000000" fo:border-right="0.5pt solid #000000" fo:border-top="none" fo:border-bottom="0.5pt solid #000000"/>
    </style:style>
    <style:style style:name="Table1.7" style:family="table-row">
      <style:table-row-properties style:min-row-height="1.538cm"/>
    </style:style>
    <style:style style:name="Table1.9" style:family="table-row">
      <style:table-row-properties style:min-row-height="0.852cm"/>
    </style:style>
    <style:style style:name="Table1.33" style:family="table-row">
      <style:table-row-properties style:min-row-height="0.196cm"/>
    </style:style>
    <style:style style:name="Table1.A37" style:family="table-cell">
      <style:table-cell-properties style:vertical-align="middle" fo:padding-left="0.106cm" fo:padding-right="0.106cm" fo:padding-top="0cm" fo:padding-bottom="0.106cm" fo:border-left="0.5pt solid #000000" fo:border-right="0.5pt solid #000000" fo:border-top="none" fo:border-bottom="none"/>
    </style:style>
    <style:style style:name="Table1.57" style:family="table-row">
      <style:table-row-properties style:min-row-height="1.162cm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c2c28c" style:font-size-asian="12pt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c2f5e2" style:font-size-asian="12pt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59fecb" style:font-size-asian="12pt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b78226" style:font-size-asian="12pt" style:font-size-complex="12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8f51af" style:font-size-asian="12pt" style:font-size-complex="12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ff5afb" style:font-size-asian="12pt" style:font-size-complex="12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a18ea4" style:font-size-asian="12pt" style:font-size-complex="12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f227e4" style:font-size-asian="12pt" style:font-size-complex="12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64cbff" style:font-size-asian="12pt" style:font-size-complex="1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d6a4f8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9a4d0c" style:font-size-asian="12pt" style:font-size-complex="12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9b3f88" style:font-size-asian="12pt" style:font-size-complex="12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d8801b" style:font-size-asian="12pt" style:font-size-complex="12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d6ac9d" style:font-size-asian="12pt" style:font-size-complex="12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19b3f88" officeooo:paragraph-rsid="019b3f88" style:font-size-asian="12pt" style:font-size-complex="12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9f69b9" officeooo:paragraph-rsid="009f69b9" style:font-size-asian="12pt" style:font-size-complex="12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369093" officeooo:paragraph-rsid="00369093" style:font-size-asian="12pt" style:font-size-complex="12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369093" officeooo:paragraph-rsid="01f1fdd0" style:font-size-asian="12pt" style:font-size-complex="12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120a5d0" officeooo:paragraph-rsid="019a4d0c" style:font-size-asian="12pt" style:font-size-complex="12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16bf59c" officeooo:paragraph-rsid="016bf59c" style:font-size-asian="12pt" style:font-size-complex="12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178a6d6" officeooo:paragraph-rsid="0178a6d6" style:font-size-asian="12pt" style:font-size-complex="12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88cc3c" officeooo:paragraph-rsid="0088cc3c" style:font-size-asian="12pt" style:font-size-complex="12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976b0e" officeooo:paragraph-rsid="012a688d" style:font-size-asian="12pt" style:font-size-complex="12pt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976b0e" officeooo:paragraph-rsid="00976b0e" style:font-size-asian="12pt" style:font-size-complex="12p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1804a23" officeooo:paragraph-rsid="01804a23" style:font-size-asian="12pt" style:font-size-complex="12pt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1804a23" officeooo:paragraph-rsid="019b3f88" style:font-size-asian="12pt" style:font-size-complex="12p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183d5ec" officeooo:paragraph-rsid="0183d5ec" style:font-size-asian="12pt" style:font-size-complex="12pt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ba5a51" officeooo:paragraph-rsid="00ff5afb" style:font-size-asian="12pt" style:font-size-complex="12pt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a18ea4" officeooo:paragraph-rsid="00a18ea4" style:font-size-asian="12pt" style:font-size-complex="12pt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1067f1a" officeooo:paragraph-rsid="01067f1a" style:font-size-asian="12pt" style:font-size-complex="12pt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136f85c" officeooo:paragraph-rsid="0136f85c" style:font-size-asian="12pt" style:font-size-complex="12pt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3f7362" officeooo:paragraph-rsid="003f7362" style:font-size-asian="12pt" style:font-size-complex="12pt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3f7362" officeooo:paragraph-rsid="01d2e50c" style:font-size-asian="12pt" style:font-size-complex="12pt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1dbcf16" style:font-size-asian="12pt" style:font-size-complex="12pt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1dbcf16" officeooo:paragraph-rsid="01dd24bd" style:font-size-asian="12pt" style:font-size-complex="12pt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1f1fdd0" officeooo:paragraph-rsid="01f1fdd0" style:font-size-asian="12pt" style:font-size-complex="12pt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bold" officeooo:paragraph-rsid="01067f1a" style:font-size-asian="12pt" style:font-weight-asian="bold" style:font-size-complex="12pt" style:font-weight-complex="bold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bold" officeooo:rsid="0088cc3c" officeooo:paragraph-rsid="0088cc3c" style:font-size-asian="12pt" style:font-weight-asian="bold" style:font-size-complex="12pt" style:font-weight-complex="bold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bold" officeooo:rsid="008c3c40" style:font-size-asian="12pt" style:font-weight-asian="bold" style:font-size-complex="12pt" style:font-weight-complex="bold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bold" fo:background-color="#ffffff" style:font-size-asian="12pt" style:font-weight-asian="bold" style:font-size-complex="12pt" style:font-weight-complex="bold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rsid="013932fb" officeooo:paragraph-rsid="013932fb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rsid="003f7362" officeooo:paragraph-rsid="0183d5ec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rsid="003f7362" officeooo:paragraph-rsid="013e5770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rsid="003f7362" officeooo:paragraph-rsid="01cc01ef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rsid="003f7362" officeooo:paragraph-rsid="01d24f54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rsid="0183d5ec" officeooo:paragraph-rsid="0183d5ec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paragraph-rsid="0164cbff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rsid="00b83951" officeooo:paragraph-rsid="00b83951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rsid="00bf3e26" officeooo:paragraph-rsid="00bf3e26" fo:background-color="#ffffff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d6a4f8" fo:background-color="#ffffff" style:font-size-asian="12pt" style:font-size-complex="12pt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d8801b" fo:background-color="#ffffff" style:font-size-asian="12pt" style:font-size-complex="12pt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d935de" fo:background-color="#ffffff" style:font-size-asian="12pt" style:font-size-complex="12pt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9766c3" fo:background-color="#ffffff" style:font-size-asian="12pt" style:font-size-complex="12pt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Liberation Serif" fo:font-size="12pt" officeooo:paragraph-rsid="01a9d462" fo:background-color="#ffffff" style:font-size-asian="12pt" style:font-size-complex="12pt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d6a4f8" fo:background-color="#ffcc99" style:font-size-asian="12pt" style:font-size-complex="12pt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d935de" fo:background-color="#ffcc99" style:font-size-asian="12pt" style:font-size-complex="12pt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1cf887a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P62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63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83d5ec" style:font-size-asian="12pt" style:font-size-complex="12pt"/>
    </style:style>
    <style:style style:name="P64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daf878" style:font-size-asian="12pt" style:font-size-complex="12pt"/>
    </style:style>
    <style:style style:name="P65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493a6a" style:font-size-asian="12pt" style:font-size-complex="12pt"/>
    </style:style>
    <style:style style:name="P66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e9da8d" style:font-size-asian="12pt" style:font-size-complex="12pt"/>
    </style:style>
    <style:style style:name="P67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c68442" style:font-size-asian="12pt" style:font-size-complex="12pt"/>
    </style:style>
    <style:style style:name="P68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66aba1" style:font-size-asian="12pt" style:font-size-complex="12pt"/>
    </style:style>
    <style:style style:name="P69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81f04c" style:font-size-asian="12pt" style:font-size-complex="12pt"/>
    </style:style>
    <style:style style:name="P70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ec2f06" style:font-size-asian="12pt" style:font-size-complex="12pt"/>
    </style:style>
    <style:style style:name="P71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b80ff4" style:font-size-asian="12pt" style:font-size-complex="12pt"/>
    </style:style>
    <style:style style:name="P72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d935de" style:font-size-asian="12pt" style:font-size-complex="12pt"/>
    </style:style>
    <style:style style:name="P73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98a170" style:font-size-asian="12pt" style:font-size-complex="12pt"/>
    </style:style>
    <style:style style:name="P74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9a4d0c" style:font-size-asian="12pt" style:font-size-complex="12pt"/>
    </style:style>
    <style:style style:name="P75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9b3f88" style:font-size-asian="12pt" style:font-size-complex="12pt"/>
    </style:style>
    <style:style style:name="P76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d6ac9d" style:font-size-asian="12pt" style:font-size-complex="12pt"/>
    </style:style>
    <style:style style:name="P77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1446a63" officeooo:paragraph-rsid="01446a63" style:font-size-asian="12pt" style:font-size-complex="12pt"/>
    </style:style>
    <style:style style:name="P78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9f69b9" officeooo:paragraph-rsid="019a4d0c" style:font-size-asian="12pt" style:font-size-complex="12pt"/>
    </style:style>
    <style:style style:name="P79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18d3318" officeooo:paragraph-rsid="018d3318" style:font-size-asian="12pt" style:font-size-complex="12pt"/>
    </style:style>
    <style:style style:name="P80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1371cbe" officeooo:paragraph-rsid="01371cbe" style:font-size-asian="12pt" style:font-size-complex="12pt"/>
    </style:style>
    <style:style style:name="P81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1256a7e" officeooo:paragraph-rsid="01256a7e" style:font-size-asian="12pt" style:font-size-complex="12pt"/>
    </style:style>
    <style:style style:name="P82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1931515" officeooo:paragraph-rsid="01931515" style:font-size-asian="12pt" style:font-size-complex="12pt"/>
    </style:style>
    <style:style style:name="P83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language="en" fo:country="US" style:font-size-asian="12pt" style:font-size-complex="12pt"/>
    </style:style>
    <style:style style:name="P84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language="en" fo:country="US" officeooo:paragraph-rsid="0073b3d0" style:font-size-asian="12pt" style:font-size-complex="12pt"/>
    </style:style>
    <style:style style:name="P85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rsid="003f7362" officeooo:paragraph-rsid="0183d5ec" style:font-size-asian="12pt" style:font-weight-asian="normal" style:font-size-complex="12pt" style:font-weight-complex="normal"/>
    </style:style>
    <style:style style:name="P86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rsid="003f7362" officeooo:paragraph-rsid="019b3f88" style:font-size-asian="12pt" style:font-weight-asian="normal" style:font-size-complex="12pt" style:font-weight-complex="normal"/>
    </style:style>
    <style:style style:name="P87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paragraph-rsid="01b5e6ca" style:font-size-asian="12pt" style:font-weight-asian="normal" style:font-size-complex="12pt" style:font-weight-complex="normal"/>
    </style:style>
    <style:style style:name="P88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paragraph-rsid="00d6a4f8" fo:background-color="#ffffff" style:font-size-asian="12pt" style:font-weight-asian="normal" style:font-size-complex="12pt" style:font-weight-complex="normal"/>
    </style:style>
    <style:style style:name="P89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d6a4f8" fo:background-color="#ffffff" style:font-size-asian="12pt" style:font-size-complex="12pt"/>
    </style:style>
    <style:style style:name="P90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d8801b" fo:background-color="#ffffff" style:font-size-asian="12pt" style:font-size-complex="12pt"/>
    </style:style>
    <style:style style:name="P91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d935de" fo:background-color="#ffffff" style:font-size-asian="12pt" style:font-size-complex="12pt"/>
    </style:style>
    <style:style style:name="P92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bold" officeooo:rsid="01371cbe" officeooo:paragraph-rsid="01371cbe" fo:background-color="transparent" style:font-size-asian="12pt" style:font-weight-asian="bold" style:font-size-complex="12pt" style:font-weight-complex="bold"/>
    </style:style>
    <style:style style:name="P93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</style:style>
    <style:style style:name="P94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ef6dca"/>
    </style:style>
    <style:style style:name="P95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12bfcda"/>
    </style:style>
    <style:style style:name="P96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196d8c4"/>
    </style:style>
    <style:style style:name="P97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1f1172c"/>
    </style:style>
    <style:style style:name="P98" style:family="paragraph" style:parent-style-name="Preformatted_20_Text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d6a3de"/>
    </style:style>
    <style:style style:name="P99" style:family="paragraph" style:parent-style-name="Preformatted_20_Text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00" style:family="paragraph" style:parent-style-name="Preformatted_20_Text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bold" officeooo:paragraph-rsid="00d6a3de" style:font-size-asian="12pt" style:font-weight-asian="bold" style:font-size-complex="12pt" style:font-weight-complex="bold"/>
    </style:style>
    <style:style style:name="P101" style:family="paragraph" style:parent-style-name="Preformatted_20_Text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bold" officeooo:paragraph-rsid="019a4d0c" style:font-size-asian="12pt" style:font-weight-asian="bold" style:font-size-complex="12pt" style:font-weight-complex="bold"/>
    </style:style>
    <style:style style:name="P102" style:family="paragraph" style:parent-style-name="Preformatted_20_Text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bold" officeooo:rsid="01067f1a" officeooo:paragraph-rsid="01067f1a" style:font-size-asian="12pt" style:font-weight-asian="bold" style:font-size-complex="12pt" style:font-weight-complex="bold"/>
    </style:style>
    <style:style style:name="P103" style:family="paragraph" style:parent-style-name="Preformatted_20_Text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bold" officeooo:paragraph-rsid="010b8ac3" fo:background-color="#ffffff" style:font-size-asian="12pt" style:font-weight-asian="bold" style:font-size-complex="12pt" style:font-weight-complex="bold"/>
    </style:style>
    <style:style style:name="P104" style:family="paragraph" style:parent-style-name="Preformatted_20_Text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paragraph-rsid="01725c10" style:font-size-asian="12pt" style:font-weight-asian="normal" style:font-size-complex="12pt" style:font-weight-complex="normal"/>
    </style:style>
    <style:style style:name="P105" style:family="paragraph" style:parent-style-name="Preformatted_20_Text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9a4d0c" style:font-size-asian="12pt" style:font-size-complex="12pt"/>
    </style:style>
    <style:style style:name="P106" style:family="paragraph" style:parent-style-name="Preformatted_20_Text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369093" officeooo:paragraph-rsid="019a4d0c" style:font-size-asian="12pt" style:font-size-complex="12pt"/>
    </style:style>
    <style:style style:name="P107" style:family="paragraph" style:parent-style-name="Heading_20_1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language="en" fo:country="US" officeooo:paragraph-rsid="0075a14a" style:font-size-asian="12pt" style:font-size-complex="12pt"/>
    </style:style>
    <style:style style:name="P108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Liberation Serif" fo:font-size="12pt" fo:font-weight="bold" style:font-size-asian="12pt" style:font-size-complex="12pt"/>
    </style:style>
    <style:style style:name="P109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10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bold" officeooo:rsid="0198a170" officeooo:paragraph-rsid="0198a170" style:font-size-asian="12pt" style:font-weight-asian="bold" style:font-size-complex="12pt" style:font-weight-complex="bold"/>
    </style:style>
    <style:style style:name="P111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bold" fo:background-color="transparent" style:font-size-asian="12pt" style:font-weight-asian="bold" style:font-size-complex="12pt" style:font-weight-complex="bold"/>
    </style:style>
    <style:style style:name="P11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113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3cfaea" style:font-size-asian="12pt" style:font-size-complex="12pt"/>
    </style:style>
    <style:style style:name="P114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59fecb" style:font-size-asian="12pt" style:font-size-complex="12pt"/>
    </style:style>
    <style:style style:name="P115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8ec7de" style:font-size-asian="12pt" style:font-size-complex="12pt"/>
    </style:style>
    <style:style style:name="P116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b585d6" style:font-size-asian="12pt" style:font-size-complex="12pt"/>
    </style:style>
    <style:style style:name="P11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b7004a" style:font-size-asian="12pt" style:font-size-complex="12pt"/>
    </style:style>
    <style:style style:name="P11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98a170" style:font-size-asian="12pt" style:font-size-complex="12pt"/>
    </style:style>
    <style:style style:name="P119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268e6a" style:font-size-asian="12pt" style:font-size-complex="12pt"/>
    </style:style>
    <style:style style:name="P120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9b3f88" style:font-size-asian="12pt" style:font-size-complex="12pt"/>
    </style:style>
    <style:style style:name="P121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cf887a" style:font-size-asian="12pt" style:font-size-complex="12pt"/>
    </style:style>
    <style:style style:name="P12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171eeab" officeooo:paragraph-rsid="0171eeab" style:font-size-asian="12pt" style:font-size-complex="12pt"/>
    </style:style>
    <style:style style:name="P123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18d3318" officeooo:paragraph-rsid="018d3318" style:font-size-asian="12pt" style:font-size-complex="12pt"/>
    </style:style>
    <style:style style:name="P124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18ec7de" officeooo:paragraph-rsid="018ec7de" style:font-size-asian="12pt" style:font-size-complex="12pt"/>
    </style:style>
    <style:style style:name="P125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c770f5" officeooo:paragraph-rsid="0171eeab" style:font-size-asian="12pt" style:font-size-complex="12pt"/>
    </style:style>
    <style:style style:name="P126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1246507" officeooo:paragraph-rsid="019a4d0c" style:font-size-asian="12pt" style:font-size-complex="12pt"/>
    </style:style>
    <style:style style:name="P12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12f23c3" officeooo:paragraph-rsid="01324ff7" style:font-size-asian="12pt" style:font-size-complex="12pt"/>
    </style:style>
    <style:style style:name="P12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f949a3" officeooo:paragraph-rsid="00f949a3" style:font-size-asian="12pt" style:font-size-complex="12pt"/>
    </style:style>
    <style:style style:name="P129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f96b14" officeooo:paragraph-rsid="00f96b14" style:font-size-asian="12pt" style:font-size-complex="12pt"/>
    </style:style>
    <style:style style:name="P130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1343b03" officeooo:paragraph-rsid="00f96b14" style:font-size-asian="12pt" style:font-size-complex="12pt"/>
    </style:style>
    <style:style style:name="P131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1343b03" officeooo:paragraph-rsid="01343b03" style:font-size-asian="12pt" style:font-size-complex="12pt"/>
    </style:style>
    <style:style style:name="P13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198a170" officeooo:paragraph-rsid="0198a170" style:font-size-asian="12pt" style:font-size-complex="12pt"/>
    </style:style>
    <style:style style:name="P133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1ba63db" officeooo:paragraph-rsid="01c37c62" style:font-size-asian="12pt" style:font-size-complex="12pt"/>
    </style:style>
    <style:style style:name="P134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1c39769" officeooo:paragraph-rsid="01c39769" style:font-size-asian="12pt" style:font-size-complex="12pt"/>
    </style:style>
    <style:style style:name="P135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rsid="01268e6a" officeooo:paragraph-rsid="01268e6a" style:font-size-asian="12pt" style:font-weight-asian="normal" style:font-size-complex="12pt" style:font-weight-complex="normal"/>
    </style:style>
    <style:style style:name="P136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rsid="01268e6a" officeooo:paragraph-rsid="01289ff8" style:font-size-asian="12pt" style:font-weight-asian="normal" style:font-size-complex="12pt" style:font-weight-complex="normal"/>
    </style:style>
    <style:style style:name="P13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rsid="01268e6a" officeooo:paragraph-rsid="012ba5d1" style:font-size-asian="12pt" style:font-weight-asian="normal" style:font-size-complex="12pt" style:font-weight-complex="normal"/>
    </style:style>
    <style:style style:name="P13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rsid="01268e6a" officeooo:paragraph-rsid="012bb08b" style:font-size-asian="12pt" style:font-weight-asian="normal" style:font-size-complex="12pt" style:font-weight-complex="normal"/>
    </style:style>
    <style:style style:name="P139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rsid="01268e6a" officeooo:paragraph-rsid="013cfaea" style:font-size-asian="12pt" style:font-weight-asian="normal" style:font-size-complex="12pt" style:font-weight-complex="normal"/>
    </style:style>
    <style:style style:name="P140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41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paragraph-rsid="01cf887a" style:font-size-asian="12pt" style:font-weight-asian="normal" style:font-size-complex="12pt" style:font-weight-complex="normal"/>
    </style:style>
    <style:style style:name="P14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paragraph-rsid="0066aba1" fo:background-color="transparent" style:font-size-asian="12pt" style:font-weight-asian="normal" style:font-size-complex="12pt" style:font-weight-complex="normal"/>
    </style:style>
    <style:style style:name="P143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187511a" officeooo:paragraph-rsid="0187511a" fo:background-color="#ffffff" style:font-size-asian="12pt" style:font-size-complex="12pt"/>
    </style:style>
    <style:style style:name="P144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0a6763" officeooo:paragraph-rsid="0187511a" fo:background-color="#ffffff" style:font-size-asian="12pt" style:font-size-complex="12pt"/>
    </style:style>
    <style:style style:name="P145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7e32f1" fo:background-color="#ffffff" style:font-size-asian="12pt" style:font-size-complex="12pt"/>
    </style:style>
    <style:style style:name="P146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de823a" fo:background-color="#ffffff" style:font-size-asian="12pt" style:font-size-complex="12pt"/>
    </style:style>
    <style:style style:name="P14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725c10" fo:background-color="#ffffff" style:font-size-asian="12pt" style:font-size-complex="12pt"/>
    </style:style>
    <style:style style:name="P14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9a4d0c" fo:background-color="#ffffff" style:font-size-asian="12pt" style:font-size-complex="12pt"/>
    </style:style>
    <style:style style:name="P149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98a170" fo:background-color="#ffffff" style:font-size-asian="12pt" style:font-size-complex="12pt"/>
    </style:style>
    <style:style style:name="P150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16bf59c" officeooo:paragraph-rsid="016bf59c" fo:background-color="#ffffff" style:font-size-asian="12pt" style:font-size-complex="12pt"/>
    </style:style>
    <style:style style:name="P151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16bf59c" officeooo:paragraph-rsid="007bd5a2" fo:background-color="#ffffff" style:font-size-asian="12pt" style:font-size-complex="12pt"/>
    </style:style>
    <style:style style:name="P15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16f6d33" officeooo:paragraph-rsid="016f6d33" fo:background-color="#ffffff" style:font-size-asian="12pt" style:font-size-complex="12pt"/>
    </style:style>
    <style:style style:name="P153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c50c01" officeooo:paragraph-rsid="00c50c01" fo:background-color="transparent" style:font-size-asian="12pt" style:font-size-complex="12pt"/>
    </style:style>
    <style:style style:name="P154" style:family="paragraph" style:parent-style-name="Heading_20_2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155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style:font-name="Liberation Serif" fo:font-size="12pt" style:font-size-asian="12pt" style:font-size-complex="12pt"/>
    </style:style>
    <style:style style:name="P156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style:font-name="Liberation Serif" fo:font-size="12pt" officeooo:paragraph-rsid="0198a170" style:font-size-asian="12pt" style:font-size-complex="12pt"/>
    </style:style>
    <style:style style:name="P157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58" style:family="paragraph" style:parent-style-name="Standard" style:list-style-name="L3">
      <style:paragraph-properties fo:margin-top="0cm" fo:margin-bottom="0cm" style:contextual-spacing="true"/>
      <style:text-properties style:font-name="Liberation Serif" fo:font-size="12pt" officeooo:paragraph-rsid="0198a170" style:font-size-asian="12pt" style:font-size-complex="12pt"/>
    </style:style>
    <style:style style:name="P159" style:family="paragraph" style:parent-style-name="Text_20_body" style:list-style-name="L1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160" style:family="paragraph" style:parent-style-name="Text_20_body" style:list-style-name="L4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161" style:family="paragraph" style:parent-style-name="Text_20_body" style:list-style-name="L5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162" style:family="paragraph" style:parent-style-name="Text_20_body" style:list-style-name="L6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163" style:family="paragraph" style:parent-style-name="Text_20_body" style:list-style-name="L6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d3a053" style:font-size-asian="12pt" style:font-size-complex="12pt"/>
    </style:style>
    <style:style style:name="P164" style:family="paragraph" style:parent-style-name="Text_20_body" style:list-style-name="L4">
      <style:paragraph-properties fo:margin-left="0cm" fo:margin-right="0cm" fo:margin-top="0cm" fo:margin-bottom="0cm" style:contextual-spacing="false" fo:line-height="100%" fo:text-indent="0cm" style:auto-text-indent="false"/>
    </style:style>
    <style:style style:name="P165" style:family="paragraph" style:parent-style-name="Text_20_body" style:list-style-name="L5">
      <style:paragraph-properties fo:margin-left="0cm" fo:margin-right="0cm" fo:margin-top="0cm" fo:margin-bottom="0cm" style:contextual-spacing="false" fo:line-height="100%" fo:text-indent="0cm" style:auto-text-indent="false"/>
    </style:style>
    <style:style style:name="P166" style:family="paragraph" style:parent-style-name="Table_20_Contents" style:list-style-name="L2">
      <style:paragraph-properties fo:margin-top="0cm" fo:margin-bottom="0cm" style:contextual-spacing="false" fo:line-height="100%"/>
      <style:text-properties style:font-name="Liberation Serif" fo:font-size="12pt" style:font-size-asian="12pt" style:font-size-complex="12pt"/>
    </style:style>
    <style:style style:name="P167" style:family="paragraph" style:parent-style-name="Table_20_Contents" style:list-style-name="L2">
      <style:paragraph-properties fo:margin-top="0cm" fo:margin-bottom="0cm" style:contextual-spacing="false" fo:line-height="100%"/>
      <style:text-properties style:font-name="Liberation Serif" fo:font-size="12pt" officeooo:paragraph-rsid="01f1fdd0" style:font-size-asian="12pt" style:font-size-complex="12pt"/>
    </style:style>
    <style:style style:name="P168" style:family="paragraph" style:parent-style-name="Table_20_Contents" style:list-style-name="L2">
      <style:paragraph-properties fo:margin-top="0cm" fo:margin-bottom="0cm" style:contextual-spacing="false" fo:line-height="100%"/>
      <style:text-properties style:font-name="Liberation Serif" fo:font-size="12pt" fo:font-weight="bold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82f9f2" style:font-weight-asian="bold" style:font-weight-complex="bold"/>
    </style:style>
    <style:style style:name="T4" style:family="text">
      <style:text-properties fo:font-weight="bold" officeooo:rsid="00e1e246" style:font-weight-asian="bold" style:font-weight-complex="bold"/>
    </style:style>
    <style:style style:name="T5" style:family="text">
      <style:text-properties fo:font-weight="bold" officeooo:rsid="00fb685f" style:font-weight-asian="bold" style:font-weight-complex="bold"/>
    </style:style>
    <style:style style:name="T6" style:family="text">
      <style:text-properties fo:font-weight="bold" officeooo:rsid="0135a991" style:font-weight-asian="bold" style:font-weight-complex="bold"/>
    </style:style>
    <style:style style:name="T7" style:family="text">
      <style:text-properties fo:font-weight="bold" officeooo:rsid="014863ff" style:font-weight-asian="bold" style:font-weight-complex="bold"/>
    </style:style>
    <style:style style:name="T8" style:family="text">
      <style:text-properties fo:font-weight="bold" officeooo:rsid="014b5828" style:font-weight-asian="bold" style:font-weight-complex="bold"/>
    </style:style>
    <style:style style:name="T9" style:family="text">
      <style:text-properties fo:font-weight="bold" officeooo:rsid="0159391e" style:font-weight-asian="bold" style:font-weight-complex="bold"/>
    </style:style>
    <style:style style:name="T10" style:family="text">
      <style:text-properties fo:font-weight="bold" officeooo:rsid="0169d548" style:font-weight-asian="bold" style:font-weight-complex="bold"/>
    </style:style>
    <style:style style:name="T11" style:family="text">
      <style:text-properties fo:font-weight="bold" officeooo:rsid="01ce616c" style:font-weight-asian="bold" style:font-weight-complex="bold"/>
    </style:style>
    <style:style style:name="T12" style:family="text">
      <style:text-properties fo:font-weight="bold" officeooo:rsid="01850b23" style:font-weight-asian="bold" style:font-weight-complex="bold"/>
    </style:style>
    <style:style style:name="T13" style:family="text">
      <style:text-properties fo:font-weight="bold" officeooo:rsid="0198a170" style:font-weight-asian="bold" style:font-weight-complex="bold"/>
    </style:style>
    <style:style style:name="T14" style:family="text">
      <style:text-properties fo:font-weight="bold" officeooo:rsid="016dc513" style:font-weight-asian="bold" style:font-weight-complex="bold"/>
    </style:style>
    <style:style style:name="T15" style:family="text">
      <style:text-properties fo:font-weight="bold" officeooo:rsid="00c878bc" style:font-weight-asian="bold" style:font-weight-complex="bold"/>
    </style:style>
    <style:style style:name="T16" style:family="text">
      <style:text-properties fo:font-weight="bold" officeooo:rsid="01236d38" style:font-weight-asian="bold" style:font-weight-complex="bold"/>
    </style:style>
    <style:style style:name="T17" style:family="text">
      <style:text-properties fo:font-weight="bold" officeooo:rsid="003abe0f" style:font-weight-asian="bold" style:font-weight-complex="bold"/>
    </style:style>
    <style:style style:name="T18" style:family="text">
      <style:text-properties fo:font-weight="bold" officeooo:rsid="01289ff8" style:font-weight-asian="bold" style:font-weight-complex="bold"/>
    </style:style>
    <style:style style:name="T19" style:family="text">
      <style:text-properties fo:font-weight="bold" officeooo:rsid="0153536c" style:font-weight-asian="bold" style:font-weight-complex="bold"/>
    </style:style>
    <style:style style:name="T20" style:family="text">
      <style:text-properties fo:font-weight="bold" officeooo:rsid="01324ff7" style:font-weight-asian="bold" style:font-weight-complex="bold"/>
    </style:style>
    <style:style style:name="T21" style:family="text">
      <style:text-properties fo:font-weight="bold" officeooo:rsid="01221e2b" style:font-weight-asian="bold" style:font-weight-complex="bold"/>
    </style:style>
    <style:style style:name="T22" style:family="text">
      <style:text-properties fo:font-weight="bold" officeooo:rsid="00121c45" style:font-weight-asian="bold" style:font-weight-complex="bold"/>
    </style:style>
    <style:style style:name="T23" style:family="text">
      <style:text-properties fo:font-weight="bold" officeooo:rsid="01256a7e" style:font-weight-asian="bold" style:font-weight-complex="bold"/>
    </style:style>
    <style:style style:name="T24" style:family="text">
      <style:text-properties fo:font-weight="bold" officeooo:rsid="019a4d0c" style:font-weight-asian="bold" style:font-weight-complex="bold"/>
    </style:style>
    <style:style style:name="T25" style:family="text">
      <style:text-properties fo:font-weight="bold" officeooo:rsid="01268e6a" style:font-weight-asian="bold" style:font-weight-complex="bold"/>
    </style:style>
    <style:style style:name="T26" style:family="text">
      <style:text-properties fo:font-weight="bold" officeooo:rsid="019b3f88" style:font-weight-asian="bold" style:font-weight-complex="bold"/>
    </style:style>
    <style:style style:name="T27" style:family="text">
      <style:text-properties fo:font-weight="bold" officeooo:rsid="01b7d729" style:font-weight-asian="bold" style:font-weight-complex="bold"/>
    </style:style>
    <style:style style:name="T28" style:family="text">
      <style:text-properties fo:font-weight="bold" officeooo:rsid="01f1fdd0" style:font-weight-asian="bold" style:font-weight-complex="bold"/>
    </style:style>
    <style:style style:name="T29" style:family="text">
      <style:text-properties fo:font-weight="bold" fo:background-color="#ffffff" loext:char-shading-value="0"/>
    </style:style>
    <style:style style:name="T30" style:family="text">
      <style:text-properties fo:font-weight="bold" fo:background-color="transparent" loext:char-shading-value="0" style:font-weight-asian="bold" style:font-weight-complex="bold"/>
    </style:style>
    <style:style style:name="T31" style:family="text">
      <style:text-properties fo:font-weight="bold" officeooo:rsid="01371cbe" fo:background-color="transparent" loext:char-shading-value="0" style:font-weight-asian="bold" style:font-weight-complex="bold"/>
    </style:style>
    <style:style style:name="T32" style:family="text">
      <style:text-properties fo:font-weight="bold" officeooo:rsid="01f1fdd0"/>
    </style:style>
    <style:style style:name="T33" style:family="text">
      <style:text-properties style:font-name="Liberation Serif"/>
    </style:style>
    <style:style style:name="T34" style:family="text">
      <style:text-properties style:font-name="Liberation Serif" fo:font-weight="bold" style:font-weight-asian="bold" style:font-weight-complex="bold"/>
    </style:style>
    <style:style style:name="T35" style:family="text">
      <style:text-properties style:font-name="Liberation Serif" fo:font-size="12pt" fo:font-weight="normal" officeooo:rsid="01514f4f" style:font-size-asian="12pt" style:font-weight-asian="normal" style:font-size-complex="12pt" style:font-weight-complex="normal"/>
    </style:style>
    <style:style style:name="T36" style:family="text">
      <style:text-properties style:font-name="Liberation Serif" fo:font-size="12pt" fo:font-weight="normal" officeooo:rsid="01524dd5" style:font-size-asian="12pt" style:font-weight-asian="normal" style:font-size-complex="12pt" style:font-weight-complex="normal"/>
    </style:style>
    <style:style style:name="T37" style:family="text">
      <style:text-properties style:font-name="Liberation Serif" fo:font-size="12pt" fo:font-weight="normal" officeooo:rsid="01859750" style:font-size-asian="12pt" style:font-weight-asian="normal" style:font-size-complex="12pt" style:font-weight-complex="normal"/>
    </style:style>
    <style:style style:name="T38" style:family="text">
      <style:text-properties style:font-name="Liberation Serif" fo:font-size="12pt" fo:font-weight="normal" officeooo:rsid="00ef6dca" style:font-size-asian="12pt" style:font-weight-asian="normal" style:font-size-complex="12pt" style:font-weight-complex="normal"/>
    </style:style>
    <style:style style:name="T39" style:family="text">
      <style:text-properties style:font-name="Liberation Serif" fo:font-size="12pt" fo:font-weight="normal" officeooo:rsid="012bfcda" style:font-size-asian="12pt" style:font-weight-asian="normal" style:font-size-complex="12pt" style:font-weight-complex="normal"/>
    </style:style>
    <style:style style:name="T40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41" style:family="text">
      <style:text-properties style:font-name="Liberation Serif" fo:font-size="12pt" fo:font-weight="bold" officeooo:rsid="01514f4f" style:font-size-asian="12pt" style:font-weight-asian="bold" style:font-size-complex="12pt" style:font-weight-complex="bold"/>
    </style:style>
    <style:style style:name="T42" style:family="text">
      <style:text-properties style:font-name="Liberation Serif" fo:font-size="12pt" fo:font-weight="bold" officeooo:rsid="00ef6dca" style:font-size-asian="12pt" style:font-weight-asian="bold" style:font-size-complex="12pt" style:font-weight-complex="bold"/>
    </style:style>
    <style:style style:name="T43" style:family="text">
      <style:text-properties style:font-name="Liberation Serif" fo:font-size="12pt" fo:font-weight="bold" officeooo:rsid="012bfcda" style:font-size-asian="12pt" style:font-weight-asian="bold" style:font-size-complex="12pt" style:font-weight-complex="bold"/>
    </style:style>
    <style:style style:name="T44" style:family="text">
      <style:text-properties style:font-name="Liberation Serif" fo:font-size="12pt" fo:font-weight="bold" officeooo:rsid="014df240" style:font-size-asian="12pt" style:font-weight-asian="bold" style:font-size-complex="12pt" style:font-weight-complex="bold"/>
    </style:style>
    <style:style style:name="T45" style:family="text">
      <style:text-properties style:font-name="Liberation Serif" fo:font-size="12pt" style:font-size-asian="12pt" style:font-size-complex="12pt"/>
    </style:style>
    <style:style style:name="T46" style:family="text">
      <style:text-properties style:font-name="Liberation Serif" fo:font-size="12pt" officeooo:rsid="00ef6dca" style:font-size-asian="12pt" style:font-size-complex="12pt"/>
    </style:style>
    <style:style style:name="T47" style:family="text">
      <style:text-properties style:font-name="Liberation Serif" fo:font-size="12pt" officeooo:rsid="014a2623" style:font-size-asian="12pt" style:font-size-complex="12pt"/>
    </style:style>
    <style:style style:name="T48" style:family="text">
      <style:text-properties style:font-name="Liberation Serif" fo:font-size="12pt" officeooo:rsid="00d6a3de" style:font-size-asian="12pt" style:font-size-complex="12pt"/>
    </style:style>
    <style:style style:name="T49" style:family="text">
      <style:text-properties style:font-name="Liberation Serif" fo:font-size="12pt" officeooo:rsid="019b3f88" style:font-size-asian="12pt" style:font-size-complex="12pt"/>
    </style:style>
    <style:style style:name="T50" style:family="text">
      <style:text-properties style:font-name="Liberation Serif" fo:font-size="12pt" fo:language="en" fo:country="US" fo:font-weight="bold" style:font-size-asian="12pt" style:font-size-complex="12pt"/>
    </style:style>
    <style:style style:name="T51" style:family="text">
      <style:text-properties style:font-name="Liberation Serif" fo:font-size="12pt" fo:language="en" fo:country="US" fo:font-weight="bold" officeooo:rsid="009ccf87" style:font-size-asian="12pt" style:font-size-complex="12pt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897349" style:font-weight-asian="normal" style:font-weight-complex="normal"/>
    </style:style>
    <style:style style:name="T54" style:family="text">
      <style:text-properties fo:font-weight="normal" officeooo:rsid="00a78c3a" style:font-weight-asian="normal" style:font-weight-complex="normal"/>
    </style:style>
    <style:style style:name="T55" style:family="text">
      <style:text-properties fo:font-weight="normal" officeooo:rsid="00de823a" style:font-weight-asian="normal" style:font-weight-complex="normal"/>
    </style:style>
    <style:style style:name="T56" style:family="text">
      <style:text-properties fo:font-weight="normal" officeooo:rsid="00fb685f" style:font-weight-asian="normal" style:font-weight-complex="normal"/>
    </style:style>
    <style:style style:name="T57" style:family="text">
      <style:text-properties fo:font-weight="normal" officeooo:rsid="01703489" style:font-weight-asian="normal" style:font-weight-complex="normal"/>
    </style:style>
    <style:style style:name="T58" style:family="text">
      <style:text-properties fo:font-weight="normal" officeooo:rsid="01ce616c" style:font-weight-asian="normal" style:font-weight-complex="normal"/>
    </style:style>
    <style:style style:name="T59" style:family="text">
      <style:text-properties fo:font-weight="normal" officeooo:rsid="01850b23" style:font-weight-asian="normal" style:font-weight-complex="normal"/>
    </style:style>
    <style:style style:name="T60" style:family="text">
      <style:text-properties fo:font-weight="normal" officeooo:rsid="0198a170" style:font-weight-asian="normal" style:font-weight-complex="normal"/>
    </style:style>
    <style:style style:name="T61" style:family="text">
      <style:text-properties fo:font-weight="normal" officeooo:rsid="01221e2b" style:font-weight-asian="normal" style:font-weight-complex="normal"/>
    </style:style>
    <style:style style:name="T62" style:family="text">
      <style:text-properties fo:font-weight="normal" officeooo:rsid="019a4d0c" style:font-weight-asian="normal" style:font-weight-complex="normal"/>
    </style:style>
    <style:style style:name="T63" style:family="text">
      <style:text-properties fo:font-weight="normal" officeooo:rsid="01268e6a" style:font-weight-asian="normal" style:font-weight-complex="normal"/>
    </style:style>
    <style:style style:name="T64" style:family="text">
      <style:text-properties fo:font-weight="normal" officeooo:rsid="019b3f88" style:font-weight-asian="normal" style:font-weight-complex="normal"/>
    </style:style>
    <style:style style:name="T65" style:family="text">
      <style:text-properties fo:font-weight="normal" officeooo:rsid="00e1e246" style:font-weight-asian="normal" style:font-weight-complex="normal"/>
    </style:style>
    <style:style style:name="T66" style:family="text">
      <style:text-properties fo:font-weight="normal" fo:background-color="transparent" loext:char-shading-value="0" style:font-weight-asian="normal" style:font-weight-complex="normal"/>
    </style:style>
    <style:style style:name="T67" style:family="text">
      <style:text-properties fo:background-color="#ffffff" loext:char-shading-value="0"/>
    </style:style>
    <style:style style:name="T68" style:family="text">
      <style:text-properties officeooo:rsid="014a2623" fo:background-color="#ffffff" loext:char-shading-value="0"/>
    </style:style>
    <style:style style:name="T69" style:family="text">
      <style:text-properties officeooo:rsid="019b3f88" fo:background-color="#ffffff" loext:char-shading-value="0"/>
    </style:style>
    <style:style style:name="T70" style:family="text">
      <style:text-properties style:font-weight-asian="bold" style:font-weight-complex="bold"/>
    </style:style>
    <style:style style:name="T71" style:family="text">
      <style:text-properties fo:language="en" fo:country="US"/>
    </style:style>
    <style:style style:name="T72" style:family="text">
      <style:text-properties fo:language="en" fo:country="US" fo:font-weight="bold"/>
    </style:style>
    <style:style style:name="T73" style:family="text">
      <style:text-properties fo:language="en" fo:country="US" fo:font-weight="bold" style:font-weight-asian="bold" style:font-weight-complex="bold"/>
    </style:style>
    <style:style style:name="T74" style:family="text">
      <style:text-properties fo:language="en" fo:country="US" fo:font-weight="bold" officeooo:rsid="00772d71" style:font-weight-asian="bold" style:font-weight-complex="bold"/>
    </style:style>
    <style:style style:name="T75" style:family="text">
      <style:text-properties fo:language="en" fo:country="US" fo:font-weight="bold" officeooo:rsid="01161d4b" style:font-weight-asian="bold" style:font-weight-complex="bold"/>
    </style:style>
    <style:style style:name="T76" style:family="text">
      <style:text-properties officeooo:rsid="007743e6"/>
    </style:style>
    <style:style style:name="T77" style:family="text">
      <style:text-properties officeooo:rsid="007bd5a2"/>
    </style:style>
    <style:style style:name="T78" style:family="text">
      <style:text-properties officeooo:rsid="0093abe2"/>
    </style:style>
    <style:style style:name="T79" style:family="text">
      <style:text-properties officeooo:rsid="00a5ff34"/>
    </style:style>
    <style:style style:name="T80" style:family="text">
      <style:text-properties officeooo:rsid="00a78c3a"/>
    </style:style>
    <style:style style:name="T81" style:family="text">
      <style:text-properties officeooo:rsid="00e1e246"/>
    </style:style>
    <style:style style:name="T82" style:family="text">
      <style:text-properties officeooo:rsid="00e883eb"/>
    </style:style>
    <style:style style:name="T83" style:family="text">
      <style:text-properties officeooo:rsid="00fb685f"/>
    </style:style>
    <style:style style:name="T84" style:family="text">
      <style:text-properties officeooo:rsid="01067f1a"/>
    </style:style>
    <style:style style:name="T85" style:family="text">
      <style:text-properties officeooo:rsid="0112ee2f"/>
    </style:style>
    <style:style style:name="T86" style:family="text">
      <style:text-properties officeooo:rsid="01236d38"/>
    </style:style>
    <style:style style:name="T87" style:family="text">
      <style:text-properties officeooo:rsid="01353e19"/>
    </style:style>
    <style:style style:name="T88" style:family="text">
      <style:text-properties officeooo:rsid="014863ff"/>
    </style:style>
    <style:style style:name="T89" style:family="text">
      <style:text-properties officeooo:rsid="014f97fd"/>
    </style:style>
    <style:style style:name="T90" style:family="text">
      <style:text-properties officeooo:rsid="0153536c"/>
    </style:style>
    <style:style style:name="T91" style:family="text">
      <style:text-properties officeooo:rsid="0154173b"/>
    </style:style>
    <style:style style:name="T92" style:family="text">
      <style:text-properties officeooo:rsid="015780b8"/>
    </style:style>
    <style:style style:name="T93" style:family="text">
      <style:text-properties officeooo:rsid="015d601f"/>
    </style:style>
    <style:style style:name="T94" style:family="text">
      <style:text-properties officeooo:rsid="016dc513"/>
    </style:style>
    <style:style style:name="T95" style:family="text">
      <style:text-properties officeooo:rsid="01703489"/>
    </style:style>
    <style:style style:name="T96" style:family="text">
      <style:text-properties officeooo:rsid="020c1046"/>
    </style:style>
    <style:style style:name="T97" style:family="text">
      <style:text-properties officeooo:rsid="0172f17b"/>
    </style:style>
    <style:style style:name="T98" style:family="text">
      <style:text-properties officeooo:rsid="017afaee"/>
    </style:style>
    <style:style style:name="T99" style:family="text">
      <style:text-properties officeooo:rsid="017e058d"/>
    </style:style>
    <style:style style:name="T100" style:family="text">
      <style:text-properties officeooo:rsid="018f51af"/>
    </style:style>
    <style:style style:name="T101" style:family="text">
      <style:text-properties officeooo:rsid="019766c3"/>
    </style:style>
    <style:style style:name="T102" style:family="text">
      <style:text-properties officeooo:rsid="0198a170"/>
    </style:style>
    <style:style style:name="T103" style:family="text">
      <style:text-properties officeooo:rsid="00121c45"/>
    </style:style>
    <style:style style:name="T104" style:family="text">
      <style:text-properties officeooo:rsid="00ba5a51"/>
    </style:style>
    <style:style style:name="T105" style:family="text">
      <style:text-properties officeooo:rsid="01256a7e"/>
    </style:style>
    <style:style style:name="T106" style:family="text">
      <style:text-properties officeooo:rsid="019a4d0c"/>
    </style:style>
    <style:style style:name="T107" style:family="text">
      <style:text-properties officeooo:rsid="019b3f88"/>
    </style:style>
    <style:style style:name="T108" style:family="text">
      <style:text-properties officeooo:rsid="019f26e1"/>
    </style:style>
    <style:style style:name="T109" style:family="text">
      <style:text-properties officeooo:rsid="019f4606"/>
    </style:style>
    <style:style style:name="T110" style:family="text">
      <style:text-properties officeooo:rsid="01a0b5ab"/>
    </style:style>
    <style:style style:name="T111" style:family="text">
      <style:text-properties officeooo:rsid="01b4f3ae"/>
    </style:style>
    <style:style style:name="T112" style:family="text">
      <style:text-properties officeooo:rsid="01b935f2"/>
    </style:style>
    <style:style style:name="T113" style:family="text">
      <style:text-properties officeooo:rsid="01beba71"/>
    </style:style>
    <style:style style:name="T114" style:family="text">
      <style:text-properties officeooo:rsid="01c07d88"/>
    </style:style>
    <style:style style:name="T115" style:family="text"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T116" style:family="text"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1da37df" style:letter-kerning="true" style:font-size-asian="12pt" style:font-style-asian="normal" style:font-weight-asian="normal" style:font-size-complex="12pt" style:text-emphasize="none"/>
    </style:style>
    <style:style style:name="T117" style:family="text"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bold" style:letter-kerning="true" style:font-size-asian="12pt" style:font-style-asian="normal" style:font-weight-asian="bold" style:font-size-complex="12pt" style:font-weight-complex="bold" style:text-emphasize="none"/>
    </style:style>
    <style:style style:name="T118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119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officeooo:rsid="01256a7e" style:letter-kerning="true" style:font-style-asian="normal" style:font-weight-asian="normal" style:font-weight-complex="bold" style:text-emphasize="none"/>
    </style:style>
    <style:style style:name="T120" style:family="text">
      <style:text-properties fo:color="#000000" style:text-underline-style="none" fo:font-weight="bold" style:font-weight-asian="bold" style:font-weight-complex="bold"/>
    </style:style>
    <style:style style:name="T121" style:family="text">
      <style:text-properties fo:color="#000000" style:text-underline-style="none" fo:font-weight="bold" officeooo:rsid="01f1b1db" style:font-weight-asian="bold" style:font-weight-complex="bold"/>
    </style:style>
    <style:style style:name="T122" style:family="text">
      <style:text-properties officeooo:rsid="01e50e86"/>
    </style:style>
    <style:style style:name="T123" style:family="text">
      <style:text-properties officeooo:rsid="01e671bf"/>
    </style:style>
    <style:style style:name="T124" style:family="text">
      <style:text-properties officeooo:rsid="01ef206d"/>
    </style:style>
    <style:style style:name="T125" style:family="text">
      <style:text-properties officeooo:rsid="01f1fdd0"/>
    </style:style>
    <style:style style:name="T126" style:family="text">
      <style:text-properties officeooo:rsid="01f2e704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7" text:outline-level="1"><text:bookmark text:name="firstHeading"/><text:span text:style-name="T2">Python</text:span>/C2/<text:span text:style-name="T2">Embellishing a Plot</text:span>/English</text:h>
      <text:p text:style-name="P83"/>
      <text:section text:style-name="Sect1" text:name="bodyContent">
        <text:p text:style-name="P77"/>
        <text:section text:style-name="Sect1" text:name="contentSub">
          <text:p text:style-name="P62"><text:s/></text:p>
        </text:section>
      </text:section>
      <text:section text:style-name="Sect2" text:name="mw-content-text">
        <text:p text:style-name="P84"><text:span text:style-name="T1">Title of script</text:span>: <text:span text:style-name="T2"><text:s/>Embellishing a Plot</text:span></text:p>
        <text:p text:style-name="P97"><text:span text:style-name="T50">Author: </text:span><text:a xlink:type="simple" xlink:href="http://script.spoken-tutorial.org/index.php?title=User:Chandrika&amp;action=edit&amp;redlink=1" text:style-name="Internet_20_link"><text:span text:style-name="T120">Chand</text:span></text:a><text:span text:style-name="T121">rika, Pravin,</text:span> <text:span text:style-name="T51">Aditya Palaparthy</text:span></text:p>
        <text:p text:style-name="P62"><text:span text:style-name="T72">Keywords: </text:span><text:span text:style-name="T73">Python</text:span><text:span text:style-name="T72">, </text:span><text:span text:style-name="T73">IPython,</text:span><text:span text:style-name="T71"> </text:span><text:span text:style-name="T74">plot, </text:span><text:span text:style-name="T75">title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08">Visual Cue</text:p>
            </table:table-cell>
            <table:table-cell table:style-name="Table1.A1" office:value-type="string">
              <text:p text:style-name="P108">Narration</text:p>
            </table:table-cell>
          </table:table-row>
          <table:table-row>
            <table:table-cell table:style-name="Table1.A1" office:value-type="string">
              <text:p text:style-name="P1"><text:span text:style-name="T102">Title</text:span> Slide </text:p>
            </table:table-cell>
            <table:table-cell table:style-name="Table1.A1" office:value-type="string">
              <text:p text:style-name="P112">Hello Friends. Welcome to the tutorial on "<text:span text:style-name="T2">Embellishing a Plot</text:span>". </text:p>
            </table:table-cell>
          </table:table-row>
          <table:table-row>
            <table:table-cell table:style-name="Table1.A1" office:value-type="string">
              <text:p text:style-name="P1">Show Slide </text:p>
              <text:p text:style-name="P62"><text:span text:style-name="T85">O</text:span>bjectives </text:p>
              <text:p text:style-name="P112"/>
            </table:table-cell>
            <table:table-cell table:style-name="Table1.A1" office:value-type="string">
              <text:p text:style-name="P1"><text:span text:style-name="T102">At the end of</text:span> this tutorial, <text:span text:style-name="T92">we will learn to-</text:span> </text:p>
              <text:p text:style-name="P1"/>
              <text:list xml:id="list630251524028510302" text:style-name="L1">
                <text:list-item>
                  <text:p text:style-name="P159">Modify the attributes of the <text:span text:style-name="T2">plot</text:span> -- <text:span text:style-name="T2">color</text:span>, <text:span text:style-name="T2">line style</text:span>, <text:span text:style-name="T2">linewidth</text:span>. </text:p>
                </text:list-item>
                <text:list-item>
                  <text:p text:style-name="P159">Add a title to the <text:span text:style-name="T2">plot</text:span> with <text:span text:style-name="T2">embedded LaTeX</text:span>. </text:p>
                </text:list-item>
                <text:list-item>
                  <text:p text:style-name="P159">Label <text:span text:style-name="T2">x </text:span><text:span text:style-name="T52">and </text:span><text:span text:style-name="T2">y axes</text:span>. </text:p>
                </text:list-item>
                <text:list-item>
                  <text:p text:style-name="P159">Add annotations to the <text:span text:style-name="T2">plot</text:span>. </text:p>
                </text:list-item>
                <text:list-item>
                  <text:p text:style-name="P159">Set and <text:span text:style-name="T88">g</text:span>et the <text:span text:style-name="T2">limits </text:span><text:span text:style-name="T52">of </text:span><text:span text:style-name="T2">axes</text:span>. 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112">Show Slide </text:p>
              <text:p text:style-name="P112">System Requirements </text:p>
            </table:table-cell>
            <table:table-cell table:style-name="Table1.A4" office:value-type="string">
              <text:p text:style-name="P112">To record this tutorial, I am using </text:p>
              <text:list xml:id="list168682999347086049" text:style-name="L2">
                <text:list-item>
                  <text:p text:style-name="P166"><text:span text:style-name="T1">Ubuntu Linux 14.04</text:span> operating system</text:p>
                </text:list-item>
                <text:list-item>
                  <text:p text:style-name="P168"><text:span text:style-name="T70">Python</text:span> <text:span text:style-name="T125">3.4.3</text:span></text:p>
                </text:list-item>
                <text:list-item>
                  <text:p text:style-name="P167"><text:span text:style-name="T2">IPython</text:span><text:span text:style-name="T1"> </text:span><text:span text:style-name="T32">5.1.0</text:span></text:p>
                </text:list-item>
              </text:list>
            </table:table-cell>
          </table:table-row>
          <table:table-row table:style-name="Table1.5">
            <table:table-cell table:style-name="Table1.A5" office:value-type="string">
              <text:p text:style-name="P155">Show slide</text:p>
              <text:p text:style-name="P155">Pre-requisites</text:p>
            </table:table-cell>
            <table:table-cell table:style-name="Table1.A5" office:value-type="string">
              <text:p text:style-name="P156">To <text:span text:style-name="T110">practice</text:span> this tutorial, <text:span text:style-name="T108">you </text:span>should know how to </text:p>
              <text:list xml:id="list6533188970565710654" text:style-name="L3">
                <text:list-item>
                  <text:p text:style-name="P158">run basic <text:span text:style-name="T2">Python </text:span>commands on the <text:s/><text:span text:style-name="T2">ipython console</text:span></text:p>
                </text:list-item>
                <text:list-item>
                  <text:p text:style-name="P158"><text:span text:style-name="T102">and use </text:span><text:span text:style-name="T13">Plots</text:span><text:span text:style-name="T102"> interactively</text:span><text:span text:style-name="T2">.</text:span></text:p>
                </text:list-item>
              </text:list>
              <text:p text:style-name="P157"/>
              <text:p text:style-name="P155">If not, <text:span text:style-name="T102">see the pre-requisite</text:span> <text:span text:style-name="T2">Python </text:span>tutorials <text:span text:style-name="T102">on </text:span>this website.</text:p>
            </table:table-cell>
          </table:table-row>
          <table:table-row table:style-name="Table1.5">
            <table:table-cell table:style-name="Table1.A5" office:value-type="string">
              <text:p text:style-name="P17">[Terminal]</text:p>
              <text:p text:style-name="P78"><text:span text:style-name="T2">ipython</text:span><text:span text:style-name="T28">3</text:span><text:span text:style-name="T2"> </text:span><text:span text:style-name="T60">and press </text:span><text:span text:style-name="T13">Enter.</text:span></text:p>
            </table:table-cell>
            <table:table-cell table:style-name="Table1.A5" office:value-type="string">
              <text:p text:style-name="P64">Let us start <text:span text:style-name="T2">ipython</text:span><text:span text:style-name="T28">3</text:span>. </text:p>
              <text:p text:style-name="P64"/>
              <text:p text:style-name="P73"><text:span text:style-name="T76">O</text:span>pen the <text:span text:style-name="T2">terminal.</text:span></text:p>
              <text:p text:style-name="P73"/>
              <text:p text:style-name="P73"><text:span text:style-name="T102">T</text:span>ype <text:span text:style-name="T2">ipython</text:span><text:span text:style-name="T28">3</text:span><text:span text:style-name="T2"> </text:span><text:span text:style-name="T60">and press </text:span><text:span text:style-name="T13">Enter.</text:span></text:p>
            </table:table-cell>
          </table:table-row>
          <table:table-row table:style-name="Table1.7">
            <table:table-cell table:style-name="Table1.A5" office:value-type="string">
              <text:p text:style-name="P19">[IPython console]</text:p>
              <text:p text:style-name="P19"><text:span text:style-name="T2">%</text:span><text:span text:style-name="T28">pylab</text:span><text:span text:style-name="T2"> </text:span><text:span text:style-name="T60">and press </text:span><text:span text:style-name="T13">Enter.</text:span></text:p>
            </table:table-cell>
            <table:table-cell table:style-name="Table1.A5" office:value-type="string">
              <text:p text:style-name="P37">Let us initialise th<text:span text:style-name="T126">e</text:span> pylab package</text:p>
              <text:p text:style-name="P37"/>
              <text:p text:style-name="P37">Type <text:span text:style-name="T2">%pylab </text:span><text:span text:style-name="T52">and press</text:span><text:span text:style-name="T2"> Enter</text:span></text:p>
            </table:table-cell>
          </table:table-row>
          <table:table-row table:style-name="Table1.7">
            <table:table-cell table:style-name="Table1.A5" office:value-type="string">
              <text:p text:style-name="P18">[IPython console]</text:p>
              <text:p text:style-name="P12"><text:span text:style-name="T2">x = linspace(-</text:span><text:span text:style-name="T15">2</text:span><text:span text:style-name="T2">, 4, 20) </text:span><text:span text:style-name="T60">and press </text:span><text:span text:style-name="T13">Enter.</text:span></text:p>
            </table:table-cell>
            <table:table-cell table:style-name="Table1.A5" office:value-type="string">
              <text:p text:style-name="P1">We shall first make a simple <text:span text:style-name="T2">plot</text:span> and start <text:span text:style-name="T10">modifying</text:span> it. </text:p>
              <text:p text:style-name="P1"/>
              <text:p text:style-name="P20">Type <text:span text:style-name="T2">x = linspace(-</text:span><text:span text:style-name="T15">2</text:span><text:span text:style-name="T2">, 4, 20) </text:span><text:span text:style-name="T60">and press </text:span><text:span text:style-name="T13">Enter.</text:span></text:p>
            </table:table-cell>
          </table:table-row>
          <table:table-row table:style-name="Table1.9">
            <table:table-cell table:style-name="Table1.A5" office:value-type="string">
              <text:p text:style-name="P106"><text:span text:style-name="T2">plot(x, sin(x)) </text:span><text:span text:style-name="T60">and press </text:span><text:span text:style-name="T13">Enter.</text:span></text:p>
            </table:table-cell>
            <table:table-cell table:style-name="Table1.A5" office:value-type="string">
              <text:p text:style-name="P20"><text:span text:style-name="T62">T</text:span><text:span text:style-name="T52">hen type </text:span><text:span text:style-name="T2">plot(x, sin(x)) </text:span><text:span text:style-name="T60">and press </text:span><text:span text:style-name="T13">Enter.</text:span></text:p>
            </table:table-cell>
          </table:table-row>
          <table:table-row>
            <table:table-cell table:style-name="Table1.A1" office:value-type="string">
              <text:p text:style-name="P21">[Plot Window]</text:p>
            </table:table-cell>
            <table:table-cell table:style-name="Table1.A1" office:value-type="string">
              <text:p text:style-name="P150">We can now see the <text:span text:style-name="T2">sine curve </text:span><text:span text:style-name="T94">in the </text:span><text:span text:style-name="T14">plot </text:span><text:span text:style-name="T94">window.</text:span></text:p>
              <text:p text:style-name="P150"/>
              <text:p text:style-name="P151"><text:span text:style-name="T77">T</text:span>he default colour and thickness of the line is as decided by <text:span text:style-name="T2">pylab</text:span>. </text:p>
            </table:table-cell>
          </table:table-row>
          <table:table-row>
            <table:table-cell table:style-name="Table1.A5" office:value-type="string">
              <text:p text:style-name="P3"/>
            </table:table-cell>
            <table:table-cell table:style-name="Table1.A5" office:value-type="string">
              <text:p text:style-name="P152">Let us now change the <text:span text:style-name="T2">parameters</text:span> of this <text:span text:style-name="T2">curve</text:span>.</text:p>
              <text:p text:style-name="P145"/>
              <text:p text:style-name="P145"><text:span text:style-name="T95">We can pass</text:span> additional <text:span text:style-name="T2">arguments </text:span>to the <text:span text:style-name="T2">plot command </text:span><text:span text:style-name="T57">to do this</text:span>. </text:p>
            </table:table-cell>
          </table:table-row>
          <table:table-row>
            <table:table-cell table:style-name="Table1.A5" office:value-type="string">
              <text:p text:style-name="P3">[IPython console]</text:p>
              <text:p text:style-name="P12"><text:span text:style-name="T2">clf() </text:span><text:span text:style-name="T60">and press </text:span><text:span text:style-name="T13">Enter.</text:span></text:p>
            </table:table-cell>
            <table:table-cell table:style-name="Table1.A5" office:value-type="string">
              <text:p text:style-name="P146">We shall first clear the <text:span text:style-name="T24">plot </text:span><text:span text:style-name="T106">window</text:span><text:span text:style-name="T52"> </text:span><text:span text:style-name="T60">by typing</text:span><text:span text:style-name="T61"> </text:span><text:span text:style-name="T21">clf() </text:span><text:span text:style-name="T60">in the </text:span><text:span text:style-name="T13">ipython console</text:span><text:span text:style-name="T21">.</text:span></text:p>
            </table:table-cell>
          </table:table-row>
          <text:soft-page-break/>
          <table:table-row>
            <table:table-cell table:style-name="Table1.A5" office:value-type="string">
              <text:p text:style-name="P122">[Plot window]</text:p>
            </table:table-cell>
            <table:table-cell table:style-name="Table1.A5" office:value-type="string">
              <text:p text:style-name="P125"><text:span text:style-name="T96">You can now see a blank </text:span><text:span text:style-name="T11">plot window</text:span><text:span text:style-name="T58">. </text:span></text:p>
            </table:table-cell>
          </table:table-row>
          <table:table-row>
            <table:table-cell table:style-name="Table1.A5" office:value-type="string">
              <text:p text:style-name="P104">[IPython console]</text:p>
              <text:p text:style-name="P101">plot(x, sin(x), 'r') <text:span text:style-name="T60">and press </text:span><text:span text:style-name="T102">Enter.</text:span></text:p>
            </table:table-cell>
            <table:table-cell table:style-name="Table1.A5" office:value-type="string">
              <text:p text:style-name="P147"><text:span text:style-name="T55">Now </text:span><text:span text:style-name="T2">plot</text:span> the same <text:span text:style-name="T13">sine curve </text:span><text:span text:style-name="T60">with an </text:span>additional <text:span text:style-name="T2">color</text:span> <text:span text:style-name="T2">argument</text:span>. </text:p>
              <text:p text:style-name="P147"/>
              <text:p text:style-name="P148"><text:span text:style-name="T86">So we will type </text:span><text:span text:style-name="T16">plot(x, sin(x), 'r') </text:span><text:span text:style-name="T60">and press </text:span><text:span text:style-name="T13">Enter.</text:span></text:p>
              <text:p text:style-name="P149"><text:span text:style-name="T60">Here, the </text:span><text:span text:style-name="T13">argument 'r' </text:span><text:span text:style-name="T60">is for red color. </text:span></text:p>
            </table:table-cell>
          </table:table-row>
          <table:table-row>
            <table:table-cell table:style-name="Table1.A5" office:value-type="string">
              <text:p text:style-name="P61">Show the sine curve on the plot window by moving the mouse pointer on it.</text:p>
              <text:p text:style-name="P112"/>
            </table:table-cell>
            <table:table-cell table:style-name="Table1.A5" office:value-type="string">
              <text:p text:style-name="P121"><text:span text:style-name="T103">On the </text:span><text:span text:style-name="T22">plot window</text:span><text:span text:style-name="T103">, t</text:span>he same <text:span text:style-name="T13">sine </text:span><text:span text:style-name="T7">curve</text:span><text:span text:style-name="T2"> </text:span>is <text:span text:style-name="T102">now </text:span>seen in <text:span text:style-name="T52">red color. </text:span></text:p>
              <text:p text:style-name="P141"/>
              <text:p text:style-name="P60"><text:span text:style-name="T115">Do not close the </text:span><text:span text:style-name="T117">plot</text:span><text:span text:style-name="T115"> </text:span><text:span text:style-name="T117">window</text:span><text:span text:style-name="T115"> </text:span><text:span text:style-name="T116">just minimize it.</text:span></text:p>
            </table:table-cell>
          </table:table-row>
          <table:table-row>
            <table:table-cell table:style-name="Table1.A4" office:value-type="string">
              <text:p text:style-name="P35">[Ipython console]</text:p>
            </table:table-cell>
            <table:table-cell table:style-name="Table1.A4" office:value-type="string">
              <text:p text:style-name="P112"><text:span text:style-name="T102">We can alter t</text:span>he thickness of the line by <text:span text:style-name="T102">using the</text:span> <text:span text:style-name="T2">'linewidth' argument</text:span>. </text:p>
            </table:table-cell>
          </table:table-row>
          <table:table-row>
            <table:table-cell table:style-name="Table1.A4" office:value-type="string">
              <text:p text:style-name="P1">[IPython console]</text:p>
              <text:p text:style-name="P1"/>
              <text:p text:style-name="P105"><text:span text:style-name="T2">plot(x,cos(x),linewidth=</text:span><text:span text:style-name="T17">2</text:span><text:span text:style-name="T2">) </text:span><text:span text:style-name="T60">and press </text:span><text:span text:style-name="T13">Enter.</text:span></text:p>
            </table:table-cell>
            <table:table-cell table:style-name="Table1.A4" office:value-type="string">
              <text:p text:style-name="P118"><text:span text:style-name="T102">This time we will draw the </text:span><text:span text:style-name="T13">cosine curve </text:span><text:span text:style-name="T62">on the </text:span><text:span text:style-name="T24">plot </text:span><text:span text:style-name="T62">window</text:span><text:span text:style-name="T60">.</text:span></text:p>
              <text:p text:style-name="P110"/>
              <text:p text:style-name="P126"><text:span text:style-name="T102">So, t</text:span>ype <text:span text:style-name="T2">plot(x,cos(x),linewidth=</text:span><text:span text:style-name="T17">2</text:span><text:span text:style-name="T2">) </text:span><text:span text:style-name="T60">and press </text:span><text:span text:style-name="T13">Enter.</text:span></text:p>
            </table:table-cell>
          </table:table-row>
          <table:table-row>
            <table:table-cell table:style-name="Table1.A4" office:value-type="string">
              <text:p text:style-name="P30">[Plot <text:span text:style-name="T97">window</text:span>]</text:p>
              <text:p text:style-name="P8">compare the <text:span text:style-name="T2">sine</text:span> and <text:span text:style-name="T2">cos</text:span><text:span text:style-name="T3">ine</text:span> <text:span text:style-name="T2">plots</text:span> </text:p>
            </table:table-cell>
            <table:table-cell table:style-name="Table1.A4" office:value-type="string">
              <text:p text:style-name="P112">A <text:span text:style-name="T13">cosine </text:span><text:span text:style-name="T7">curve</text:span><text:span text:style-name="T2"> </text:span>with line thickness 2 is produced <text:span text:style-name="T102">in the </text:span><text:span text:style-name="T13">plot </text:span><text:span text:style-name="T102">window</text:span>. </text:p>
            </table:table-cell>
          </table:table-row>
          <table:table-row>
            <table:table-cell table:style-name="Table1.A4" office:value-type="string">
              <text:p text:style-name="P30"/>
            </table:table-cell>
            <table:table-cell table:style-name="Table1.A4" office:value-type="string">
              <text:p text:style-name="P132">Let us now try to plot a <text:span text:style-name="T2">sine curve </text:span>in blue color with <text:span text:style-name="T2">linewidth </text:span>as 3.</text:p>
            </table:table-cell>
          </table:table-row>
          <table:table-row>
            <table:table-cell table:style-name="Table1.A4" office:value-type="string">
              <text:p text:style-name="P34">[IPython console]</text:p>
            </table:table-cell>
            <table:table-cell table:style-name="Table1.A4" office:value-type="string">
              <text:p text:style-name="P74"><text:span text:style-name="T60">Here onwards, press the </text:span><text:span text:style-name="T13">Enter</text:span><text:span text:style-name="T60"> key to execute every command that we type on the </text:span><text:span text:style-name="T13">Ipython console</text:span><text:span text:style-name="T60">.</text:span></text:p>
            </table:table-cell>
          </table:table-row>
          <table:table-row>
            <table:table-cell table:style-name="Table1.A4" office:value-type="string">
              <text:p text:style-name="P33">[IPython console]</text:p>
              <text:p text:style-name="P101">clf()</text:p>
            </table:table-cell>
            <table:table-cell table:style-name="Table1.A4" office:value-type="string">
              <text:p text:style-name="P76"><text:span text:style-name="T105">First let us clear the </text:span><text:span text:style-name="T23">plot </text:span><text:span text:style-name="T105">window by typing </text:span><text:span text:style-name="T23">clf(). </text:span></text:p>
              <text:p text:style-name="P15"><text:span text:style-name="T119">You will </text:span><text:span text:style-name="T118">again see a blank plot window</text:span></text:p>
            </table:table-cell>
          </table:table-row>
          <table:table-row>
            <table:table-cell table:style-name="Table1.A4" office:value-type="string">
              <text:p text:style-name="P47">[IPython console]</text:p>
              <text:p text:style-name="P99">plot(x, sin(x), 'b', linewidth=3)</text:p>
            </table:table-cell>
            <table:table-cell table:style-name="Table1.A4" office:value-type="string">
              <text:p text:style-name="P81"><text:span text:style-name="T52">Now type</text:span><text:span text:style-name="T2"> plot(x, sin(x), 'b', linewidth=3)</text:span></text:p>
              <text:p text:style-name="P69"/>
              <text:p text:style-name="P69">A combination of <text:span text:style-name="T2">color</text:span> and <text:span text:style-name="T2">linewidth</text:span> would do the job for us. </text:p>
            </table:table-cell>
          </table:table-row>
          <table:table-row>
            <table:table-cell table:style-name="Table1.A4" office:value-type="string">
              <text:p text:style-name="P36">[Ipython console]</text:p>
            </table:table-cell>
            <table:table-cell table:style-name="Table1.A4" office:value-type="string">
              <text:p text:style-name="P112">To get the <text:span text:style-name="T24">plot </text:span><text:span text:style-name="T106">in dotted style instead of a solid style, put a </text:span><text:span text:style-name="T4">dot</text:span><text:span text:style-name="T81"> in </text:span><text:span text:style-name="T4">linestyle.</text:span></text:p>
            </table:table-cell>
          </table:table-row>
          <table:table-row>
            <table:table-cell table:style-name="Table1.A4" office:value-type="string">
              <text:p text:style-name="P46">[IPython console]</text:p>
              <text:p text:style-name="P41">clf() </text:p>
            </table:table-cell>
            <table:table-cell table:style-name="Table1.A4" office:value-type="string">
              <text:p text:style-name="P119"><text:span text:style-name="T62">First, t</text:span><text:span text:style-name="T63">ype </text:span><text:span text:style-name="T25">clf() </text:span><text:span text:style-name="T63">to clear </text:span><text:span text:style-name="T62">the </text:span><text:span text:style-name="T24">plot </text:span><text:span text:style-name="T62">window.</text:span></text:p>
            </table:table-cell>
          </table:table-row>
          <table:table-row>
            <table:table-cell table:style-name="Table1.A4" office:value-type="string">
              <text:p text:style-name="P46">[IPython console]</text:p>
              <text:p text:style-name="P99">plot(x, sin(x), '.')</text:p>
              <text:p text:style-name="P1"/>
            </table:table-cell>
            <table:table-cell table:style-name="Table1.A4" office:value-type="string">
              <text:p text:style-name="P135">Now type <text:span text:style-name="T2">plot(x, sin(x), '.')</text:span></text:p>
            </table:table-cell>
          </table:table-row>
          <table:table-row>
            <table:table-cell table:style-name="Table1.A4" office:value-type="string">
              <text:p text:style-name="P22">[Plot Window]</text:p>
            </table:table-cell>
            <table:table-cell table:style-name="Table1.A4" office:value-type="string">
              <text:p text:style-name="P1">We get <text:span text:style-name="T106">the </text:span><text:span text:style-name="T24">sine</text:span><text:span text:style-name="T2"> </text:span><text:span text:style-name="T8">curve</text:span><text:span text:style-name="T2"> </text:span><text:span text:style-name="T62">in dotted style.</text:span></text:p>
            </table:table-cell>
          </table:table-row>
          <table:table-row>
            <table:table-cell table:style-name="Table1.A4" office:value-type="string">
              <text:p text:style-name="P43">[IPython console]</text:p>
              <text:p text:style-name="P38">plot? </text:p>
              <text:p text:style-name="P62">Run through the <text:span text:style-name="T122">information</text:span> and show the options available </text:p>
              <text:p text:style-name="P62">Show the options available for line style and colors </text:p>
            </table:table-cell>
            <table:table-cell table:style-name="Table1.A4" office:value-type="string">
              <text:p text:style-name="P23">Let's see the <text:span text:style-name="T123">information</text:span> of <text:span text:style-name="T2">plot</text:span>.</text:p>
              <text:p text:style-name="P23"/>
              <text:p text:style-name="P40"><text:span text:style-name="T53">Type </text:span>plot <text:span text:style-name="T79">question mark </text:span><text:span text:style-name="T54">and press </text:span><text:span text:style-name="T80">Enter</text:span></text:p>
            </table:table-cell>
          </table:table-row>
          <table:table-row>
            <table:table-cell table:style-name="Table1.A4" office:value-type="string">
              <text:p text:style-name="P1">Show Slide </text:p>
              <text:p text:style-name="P62"><text:span text:style-name="T98">Exercise</text:span> <text:span text:style-name="T112">1</text:span></text:p>
              <text:p text:style-name="P1"/>
            </table:table-cell>
            <table:table-cell table:style-name="Table1.A4" office:value-type="string">
              <text:p text:style-name="P9">Pause the video. <text:span text:style-name="T82">Try</text:span> this exercise and then resume the video</text:p>
              <text:p text:style-name="P9"><text:s/></text:p>
              <text:p text:style-name="P62"><text:span text:style-name="T2">Plot</text:span> the <text:span text:style-name="T2">curve</text:span> of <text:span text:style-name="T2">x v/s </text:span><text:span text:style-name="T9">cos</text:span><text:span text:style-name="T2">(x)</text:span> in red <text:span text:style-name="T2">dash line</text:span> and <text:span text:style-name="T2">linewidth</text:span> 3. </text:p>
            </table:table-cell>
          </table:table-row>
          <table:table-row>
            <table:table-cell table:style-name="Table1.A4" office:value-type="string">
              <text:p text:style-name="P62"/>
            </table:table-cell>
            <table:table-cell table:style-name="Table1.A4" office:value-type="string">
              <text:p text:style-name="P75"><text:span text:style-name="T107">Let us s</text:span>witch to <text:span text:style-name="T106">the </text:span><text:span text:style-name="T24">console </text:span>for <text:span text:style-name="T106">the </text:span>solution. </text:p>
            </table:table-cell>
          </table:table-row>
          <table:table-row>
            <table:table-cell table:style-name="Table1.A4" office:value-type="string">
              <text:p text:style-name="P65">[IPython console]</text:p>
              <text:p text:style-name="P99">clf()</text:p>
            </table:table-cell>
            <table:table-cell table:style-name="Table1.A4" office:value-type="string">
              <text:p text:style-name="P120"><text:span text:style-name="T65">T</text:span><text:span text:style-name="T63">ype </text:span><text:span text:style-name="T25">clf() </text:span><text:span text:style-name="T63">to clear </text:span><text:span text:style-name="T64">the </text:span><text:span text:style-name="T26">plot </text:span><text:span text:style-name="T64">window</text:span><text:span text:style-name="T63">.</text:span></text:p>
            </table:table-cell>
          </table:table-row>
          <table:table-row>
            <table:table-cell table:style-name="Table1.A4" office:value-type="string">
              <text:p text:style-name="P87">[IPython console]</text:p>
              <text:p text:style-name="P99"><text:soft-page-break/><text:span text:style-name="T107">p</text:span>lot(x, cos(x), '<text:span text:style-name="T114">r--</text:span>',<text:span text:style-name="T111">linewidth=3</text:span>)</text:p>
              <text:p text:style-name="P62"/>
              <text:p text:style-name="P62"/>
            </table:table-cell>
            <table:table-cell table:style-name="Table1.A4" office:value-type="string">
              <text:p text:style-name="P136">Now type <text:span text:style-name="T2">plot(x, </text:span><text:span text:style-name="T18">cos</text:span><text:span text:style-name="T2">(x), '</text:span><text:span text:style-name="T18">r--</text:span><text:span text:style-name="T2">',</text:span><text:span text:style-name="T27">linewidth=3</text:span><text:span text:style-name="T2">)</text:span></text:p>
              <text:p text:style-name="P66"><text:soft-page-break/></text:p>
              <text:p text:style-name="P66"><text:span text:style-name="T107">W</text:span>e use a combination of <text:span text:style-name="T2">linewidth</text:span> <text:span text:style-name="T2">argument</text:span> and <text:span text:style-name="T2">linestyle</text:span>. </text:p>
            </table:table-cell>
          </table:table-row>
          <table:table-row>
            <table:table-cell table:style-name="Table1.A4" office:value-type="string">
              <text:p text:style-name="P99"/>
            </table:table-cell>
            <table:table-cell table:style-name="Table1.A4" office:value-type="string">
              <text:p text:style-name="P113">Now<text:span text:style-name="T78"> </text:span>we know how to produce a <text:span text:style-name="T2">bare minimum plot</text:span> with <text:span text:style-name="T2">color</text:span>, <text:span text:style-name="T2">style</text:span> and <text:span text:style-name="T2">thickness</text:span>. </text:p>
              <text:p text:style-name="P113"/>
              <text:p text:style-name="P139"><text:span text:style-name="T107">Let us </text:span>look at <text:span text:style-name="T99">modifying</text:span> the <text:span text:style-name="T2">plot </text:span><text:span text:style-name="T107">further</text:span>. </text:p>
            </table:table-cell>
          </table:table-row>
          <table:table-row table:style-name="Table1.33">
            <table:table-cell table:style-name="Table1.A4" office:value-type="string">
              <text:p text:style-name="P24">[IPython console]</text:p>
              <text:p text:style-name="P38">plot(x, -x*x + 4*x - 5, 'r', linewidth=2) </text:p>
            </table:table-cell>
            <table:table-cell table:style-name="Table1.A4" office:value-type="string">
              <text:p text:style-name="P112">Let us start with a <text:span text:style-name="T2">plot</text:span> for the <text:span text:style-name="T2">function -x^2 + 4x - 5. </text:span></text:p>
              <text:p text:style-name="P137"/>
              <text:p text:style-name="P137">Now type <text:span text:style-name="T2">plot(x, -x*x + 4*x - 5, 'r', linewidth=2)</text:span></text:p>
            </table:table-cell>
          </table:table-row>
          <table:table-row table:style-name="Table1.33">
            <table:table-cell table:style-name="Table1.A4" office:value-type="string">
              <text:p text:style-name="P26">[Plot window]</text:p>
            </table:table-cell>
            <table:table-cell table:style-name="Table1.A4" office:value-type="string">
              <text:p text:style-name="P27">We will see the curve of this equation <text:span text:style-name="T107">in the </text:span><text:span text:style-name="T26">plot </text:span><text:span text:style-name="T107">window</text:span>. </text:p>
              <text:p text:style-name="P27"/>
              <text:p text:style-name="P27"><text:span text:style-name="T107">But t</text:span>he figure does not have any description describing the <text:span text:style-name="T2">plot</text:span>.</text:p>
            </table:table-cell>
          </table:table-row>
          <table:table-row table:style-name="Table1.33">
            <table:table-cell table:style-name="Table1.A4" office:value-type="string">
              <text:p text:style-name="P25">[IPython console]</text:p>
              <text:p text:style-name="P99">title("Parabolic function -x^2+4x-5")</text:p>
            </table:table-cell>
            <table:table-cell table:style-name="Table1.A4" office:value-type="string">
              <text:p text:style-name="P93"><text:span text:style-name="T45">To add a title to the </text:span><text:span text:style-name="T40">plot</text:span><text:span text:style-name="T45">, use the </text:span><text:span text:style-name="Teletype"><text:span text:style-name="T40">title</text:span></text:span><text:span text:style-name="T45"> </text:span><text:span text:style-name="T40">command</text:span><text:span text:style-name="T45">. </text:span></text:p>
              <text:p text:style-name="P62"/>
              <text:p text:style-name="P138"><text:span text:style-name="T107">So</text:span> type <text:span text:style-name="T2">title("Parabolic function -x^2+4x-5")</text:span></text:p>
            </table:table-cell>
          </table:table-row>
          <table:table-row table:style-name="Table1.33">
            <table:table-cell table:style-name="Table1.A4" office:value-type="string">
              <text:p text:style-name="P44">[IPython console]</text:p>
              <text:p text:style-name="P48">Highlight the <text:span text:style-name="T2">title </text:span>command</text:p>
            </table:table-cell>
            <table:table-cell table:style-name="Table1.A4" office:value-type="string">
              <text:p text:style-name="P63"><text:span text:style-name="T33">The </text:span><text:span text:style-name="Teletype"><text:span text:style-name="T34">title</text:span></text:span><text:span text:style-name="T33"> command as you can see, takes a </text:span><text:span text:style-name="T34">string</text:span><text:span text:style-name="T33"> as an </text:span><text:span text:style-name="T34">argument.</text:span></text:p>
            </table:table-cell>
          </table:table-row>
          <table:table-row table:style-name="Table1.33">
            <table:table-cell table:style-name="Table1.A37" office:value-type="string">
              <text:p text:style-name="P85">Show the <text:span text:style-name="T2">plot window</text:span> and point to the title </text:p>
            </table:table-cell>
            <table:table-cell table:style-name="Table1.A37" office:value-type="string">
              <text:p text:style-name="P28">We can see the<text:span text:style-name="T2"> title</text:span> on the <text:span text:style-name="T2">plot</text:span> window.</text:p>
              <text:p text:style-name="P28"/>
              <text:p text:style-name="P28">But it is not <text:span text:style-name="T2">formatted</text:span> and does not look clean. </text:p>
            </table:table-cell>
          </table:table-row>
          <table:table-row table:style-name="Table1.33">
            <table:table-cell table:style-name="Table1.A37" office:value-type="string">
              <text:p text:style-name="P86">Show the <text:span text:style-name="T2">plot window</text:span> and point to the title </text:p>
            </table:table-cell>
            <table:table-cell table:style-name="Table1.A37" office:value-type="string">
              <text:p text:style-name="P70">It would look <text:span text:style-name="T107">even more </text:span>shabby if there were <text:span text:style-name="T2">fractions</text:span> and <text:span text:style-name="T2">complex</text:span> <text:span text:style-name="T2">functions</text:span>. </text:p>
              <text:p text:style-name="P70"/>
              <text:p text:style-name="P70"><text:span text:style-name="T59">Let us </text:span><text:span text:style-name="T64">write</text:span><text:span text:style-name="T59"> the</text:span><text:span text:style-name="T12"> title </text:span><text:span text:style-name="T59">in</text:span><text:span text:style-name="T12"> </text:span><text:span text:style-name="T2">LaTeX</text:span> <text:span text:style-name="T52">format </text:span><text:span text:style-name="T64">for a neater look.</text:span></text:p>
            </table:table-cell>
          </table:table-row>
          <table:table-row table:style-name="Table1.33">
            <table:table-cell table:style-name="Table1.A37" office:value-type="string">
              <text:p text:style-name="P45">[IPython console]</text:p>
              <text:p text:style-name="P109">title(<text:span text:style-name="T89">r</text:span>"Parabolic function $-x^2+4x-5$") </text:p>
            </table:table-cell>
            <table:table-cell table:style-name="Table1.A37" office:value-type="string">
              <text:p text:style-name="P94"><text:span text:style-name="T46">For </text:span><text:span text:style-name="T42">LaTeX</text:span><text:span text:style-name="T46"> </text:span><text:span text:style-name="T49">format</text:span><text:span text:style-name="T46">, we put a </text:span><text:span text:style-name="Teletype"><text:span text:style-name="T42">$ </text:span></text:span><text:span text:style-name="Teletype"><text:span text:style-name="T38">before and after the </text:span></text:span><text:span text:style-name="Teletype"><text:span text:style-name="T42">string</text:span></text:span><text:span text:style-name="Teletype"><text:span text:style-name="T38">.</text:span></text:span></text:p>
              <text:p text:style-name="P94"><text:span text:style-name="Teletype"><text:span text:style-name="T38"/></text:span></text:p>
              <text:p text:style-name="P95"><text:span text:style-name="Teletype"><text:span text:style-name="T39">Type </text:span></text:span><text:span text:style-name="Teletype"><text:span text:style-name="T43">title(</text:span></text:span><text:span text:style-name="Teletype"><text:span text:style-name="T44">r</text:span></text:span><text:span text:style-name="Teletype"><text:span text:style-name="T43">"Parabolic function $-x^2+4x-5$")</text:span></text:span></text:p>
              <text:p text:style-name="P96"/>
              <text:p text:style-name="P96"><text:span text:style-name="Teletype"><text:span text:style-name="T35">Her</text:span></text:span><text:span text:style-name="Teletype"><text:span text:style-name="T36">e</text:span></text:span><text:span text:style-name="Teletype"><text:span text:style-name="T35"> </text:span></text:span><text:span text:style-name="Teletype"><text:span text:style-name="T41">' r '</text:span></text:span><text:span text:style-name="Teletype"><text:span text:style-name="T35"> means that the </text:span></text:span><text:span text:style-name="Teletype"><text:span text:style-name="T41">string</text:span></text:span><text:span text:style-name="Teletype"><text:span text:style-name="T35"> is to be treated as a </text:span></text:span><text:span text:style-name="Teletype"><text:span text:style-name="T41">raw string</text:span></text:span><text:span text:style-name="Teletype"><text:span text:style-name="T35">. </text:span></text:span></text:p>
              <text:p text:style-name="P96"><text:span text:style-name="Teletype"><text:span text:style-name="T37">It </text:span></text:span><text:span text:style-name="Teletype"><text:span text:style-name="T35">will ignore all </text:span></text:span><text:span text:style-name="Teletype"><text:span text:style-name="T41">escape codes</text:span></text:span><text:span text:style-name="Teletype"><text:span text:style-name="T35">.</text:span></text:span></text:p>
            </table:table-cell>
          </table:table-row>
          <table:table-row table:style-name="Table1.33">
            <table:table-cell table:style-name="Table1.A4" office:value-type="string">
              <text:p text:style-name="P143">[Plot Window] <text:s/></text:p>
              <text:p text:style-name="P144">Point at the polynomial </text:p>
            </table:table-cell>
            <table:table-cell table:style-name="Table1.A4" office:value-type="string">
              <text:p text:style-name="P112">As we can see <text:span text:style-name="T107">that </text:span>the <text:span text:style-name="T2">polynomial</text:span> <text:span text:style-name="T107">in the </text:span><text:span text:style-name="T26">title </text:span>is now <text:span text:style-name="T2">formatted</text:span>. </text:p>
            </table:table-cell>
          </table:table-row>
          <table:table-row>
            <table:table-cell table:style-name="Table1.A4" office:value-type="string">
              <text:p text:style-name="P31">[IPython console]</text:p>
              <text:p text:style-name="P39">xlabel(<text:span text:style-name="T90">r</text:span>"<text:span text:style-name="T84">$</text:span>x<text:span text:style-name="T84">$</text:span>") </text:p>
              <text:p text:style-name="P102">ylabel(<text:span text:style-name="T90">r</text:span>"$f(x)$")</text:p>
            </table:table-cell>
            <table:table-cell table:style-name="Table1.A4" office:value-type="string">
              <text:p text:style-name="P133">Although we have <text:span text:style-name="T2">title</text:span>, the <text:span text:style-name="T2">plot</text:span> is not complete without <text:span text:style-name="T52">labelling </text:span><text:span text:style-name="T64">the </text:span><text:span text:style-name="T2">x </text:span><text:span text:style-name="T52">and </text:span><text:span text:style-name="T2">y axes</text:span>. </text:p>
              <text:p text:style-name="P134">So we will <text:span text:style-name="T2">label</text:span> <text:span text:style-name="T2">x</text:span> and <text:span text:style-name="T2">y</text:span> <text:span text:style-name="T2">axes</text:span> in Latex style.</text:p>
              <text:p text:style-name="P116"/>
              <text:p text:style-name="P127">Type <text:span text:style-name="T2">xlabel(</text:span><text:span text:style-name="T19">r</text:span><text:span text:style-name="T2">"</text:span><text:span text:style-name="T20">$</text:span><text:span text:style-name="T2">x</text:span><text:span text:style-name="T20">$</text:span><text:span text:style-name="T2">") </text:span><text:span text:style-name="T52">and</text:span><text:span text:style-name="T2"> ylabel(</text:span><text:span text:style-name="T19">r</text:span><text:span text:style-name="T2">"</text:span><text:span text:style-name="T20">$</text:span><text:span text:style-name="T2">f(x)</text:span><text:span text:style-name="T20">$</text:span><text:span text:style-name="T2">")</text:span></text:p>
            </table:table-cell>
          </table:table-row>
          <table:table-row>
            <table:table-cell table:style-name="Table1.A4" office:value-type="string">
              <text:p text:style-name="P114">[IPython console]</text:p>
              <text:p text:style-name="P4"/>
              <text:p text:style-name="P99">annotate("local maxima", xy=(2, -1))</text:p>
              <text:p text:style-name="P62"/>
              <text:p text:style-name="P114"/>
            </table:table-cell>
            <table:table-cell table:style-name="Table1.A4" office:value-type="string">
              <text:p text:style-name="P117">The <text:span text:style-name="T2">plot </text:span>is now almost complete. </text:p>
              <text:p text:style-name="P117"/>
              <text:p text:style-name="P128">Now we will name the <text:span text:style-name="T2">points</text:span> considering <text:span text:style-name="T2">point(2,-1)</text:span> as <text:span text:style-name="T2">local maxima</text:span>.</text:p>
              <text:p text:style-name="P128"><text:s/></text:p>
              <text:p text:style-name="P129">To name a <text:span text:style-name="T2">point</text:span> <text:span text:style-name="T87">we </text:span>use <text:span text:style-name="T107">the</text:span> <text:span text:style-name="T6">f</text:span><text:span text:style-name="T2">unction</text:span> <text:span text:style-name="T2">annotate</text:span>.</text:p>
              <text:p text:style-name="P130"/>
              <text:p text:style-name="P131">Type <text:span text:style-name="T2">annotate("local maxima", xy=(2, -1))</text:span></text:p>
            </table:table-cell>
          </table:table-row>
          <table:table-row>
            <table:table-cell table:style-name="Table1.A1" office:value-type="string">
              <text:p text:style-name="P123">[Plot Window]</text:p>
              <text:p text:style-name="P123"/>
              <text:p text:style-name="P79"><text:soft-page-break/>Show the annotation that has appeared on the plot </text:p>
            </table:table-cell>
            <table:table-cell table:style-name="Table1.A1" office:value-type="string">
              <text:p text:style-name="P79">We can see the <text:span text:style-name="T2">local maxima</text:span> at point <text:span text:style-name="T2">(2, -1)</text:span></text:p>
            </table:table-cell>
          </table:table-row>
          <table:table-row>
            <table:table-cell table:style-name="Table1.A5" office:value-type="string">
              <text:p text:style-name="P124">[IPython console]</text:p>
              <text:p text:style-name="P124"/>
              <text:p text:style-name="P115">Point at the annotate command while explaining</text:p>
            </table:table-cell>
            <table:table-cell table:style-name="Table1.A5" office:value-type="string">
              <text:p text:style-name="P13"><text:span text:style-name="T83">The first </text:span><text:span text:style-name="T5">argument</text:span><text:span text:style-name="T83"> in </text:span><text:span text:style-name="T5">annotate</text:span><text:span text:style-name="T83"> command is the name of the point.</text:span></text:p>
              <text:p text:style-name="P13"/>
              <text:p text:style-name="P13"><text:span text:style-name="T83">The second </text:span><text:span text:style-name="T5">argument</text:span><text:span text:style-name="T83"> represents the </text:span><text:span text:style-name="T5">coordinates </text:span><text:span text:style-name="T56">of</text:span><text:span text:style-name="T5"> </text:span><text:span text:style-name="T64">the </text:span><text:span text:style-name="T5">point</text:span><text:span text:style-name="T83">.</text:span> </text:p>
              <text:p text:style-name="P5"/>
              <text:p text:style-name="P6"><text:span text:style-name="T100">It </text:span>is a <text:span text:style-name="T2">tuple</text:span> containing two numbers. The first is <text:span text:style-name="T2">x coordinate</text:span> and second is <text:span text:style-name="T2">y coordinate</text:span>. </text:p>
            </table:table-cell>
          </table:table-row>
          <table:table-row>
            <table:table-cell table:style-name="Table1.A4" office:value-type="string">
              <text:p text:style-name="P49"/>
              <text:p text:style-name="P50">Show Slide </text:p>
              <text:p text:style-name="P10">Exercise <text:span text:style-name="T113">2</text:span> </text:p>
              <text:p text:style-name="P140"/>
            </table:table-cell>
            <table:table-cell table:style-name="Table1.A4" office:value-type="string">
              <text:p text:style-name="P10">Pause the video. <text:span text:style-name="T82">Try</text:span> this exercise and then resume the video.</text:p>
              <text:p text:style-name="P10"/>
              <text:p text:style-name="P10">Make an <text:span text:style-name="T2">annotation</text:span> called "<text:span text:style-name="T2">root</text:span>" at the <text:span text:style-name="T2">point (-4, 0)</text:span>. </text:p>
              <text:p text:style-name="P71">What happens to the first <text:span text:style-name="T2">annotation</text:span>? </text:p>
            </table:table-cell>
          </table:table-row>
          <table:table-row>
            <table:table-cell table:style-name="Table1.A4" office:value-type="string">
              <text:p text:style-name="P51"/>
              <text:p text:style-name="P51">[IPython console]</text:p>
              <text:p text:style-name="P51"/>
              <text:p text:style-name="P99">annotate("root", xy=(-4,0))</text:p>
              <text:p text:style-name="P109"/>
            </table:table-cell>
            <table:table-cell table:style-name="Table1.A4" office:value-type="string">
              <text:p text:style-name="P13">Switch to the <text:span text:style-name="T26">Ipython console </text:span>for the solution. </text:p>
              <text:p text:style-name="P7"/>
              <text:p text:style-name="P32">Type <text:span text:style-name="T2">annotate("root", xy=(-4,0))</text:span></text:p>
              <text:p text:style-name="P29"/>
              <text:p text:style-name="P7"><text:span text:style-name="T104">E</text:span>very <text:span text:style-name="T2">annotate</text:span> <text:span text:style-name="T2">command</text:span> makes a new <text:span text:style-name="T2">annotation</text:span> on the figure. </text:p>
            </table:table-cell>
          </table:table-row>
          <table:table-row>
            <table:table-cell table:style-name="Table1.A4" office:value-type="string">
              <text:p text:style-name="P52"/>
              <text:p text:style-name="P52">[IPython console]</text:p>
              <text:p text:style-name="P42">xlim() </text:p>
              <text:p text:style-name="P103">ylim()</text:p>
            </table:table-cell>
            <table:table-cell table:style-name="Table1.A4" office:value-type="string">
              <text:p text:style-name="P16">Next, type <text:span text:style-name="T2">xlim()</text:span></text:p>
              <text:p text:style-name="P2"><text:span text:style-name="Teletype"><text:span text:style-name="T34">xlim</text:span></text:span><text:span text:style-name="T34"> function </text:span><text:span text:style-name="T33">returns the current </text:span><text:span text:style-name="T34">x axis limits.</text:span></text:p>
              <text:p text:style-name="P2"/>
              <text:p text:style-name="P16">Then <text:span text:style-name="T33">type </text:span><text:span text:style-name="T34">ylim()</text:span></text:p>
              <text:p text:style-name="P2"><text:span text:style-name="Teletype"><text:span text:style-name="T34">ylim</text:span></text:span><text:span text:style-name="T34"> function</text:span><text:span text:style-name="T33"> returns the current </text:span><text:span text:style-name="T34">y-axis limits</text:span><text:span text:style-name="T33">. </text:span></text:p>
            </table:table-cell>
          </table:table-row>
          <table:table-row>
            <table:table-cell table:style-name="Table1.A4" office:value-type="string">
              <text:p text:style-name="P153">[IPython console]</text:p>
              <text:p text:style-name="P153"/>
              <text:p text:style-name="P111">xlim(-4, 5) </text:p>
              <text:p text:style-name="P142"><text:span text:style-name="T2">ylim(-15, 2)</text:span> </text:p>
            </table:table-cell>
            <table:table-cell table:style-name="Table1.A4" office:value-type="string">
              <text:p text:style-name="P67">Set the <text:span text:style-name="T2">limits of x-axis</text:span> from -4 to 5 by <text:span text:style-name="T107">typing </text:span><text:span text:style-name="T31">xlim(-4, 5)</text:span></text:p>
              <text:p text:style-name="P92"/>
              <text:p text:style-name="P68">Similarly, set the <text:span text:style-name="T2">limits of y-axis</text:span> <text:span text:style-name="T107">in a similar manner</text:span>. </text:p>
              <text:p text:style-name="P68"/>
              <text:p text:style-name="P80">Type <text:span text:style-name="T30">ylim(-15, 2)</text:span><text:span text:style-name="T66"> </text:span></text:p>
            </table:table-cell>
          </table:table-row>
          <table:table-row>
            <table:table-cell table:style-name="Table1.A4" office:value-type="string">
              <text:p text:style-name="P1">Show Slide</text:p>
              <text:p text:style-name="P62">Summary slide </text:p>
              <text:p text:style-name="P1"/>
            </table:table-cell>
            <table:table-cell table:style-name="Table1.A4" office:value-type="string">
              <text:p text:style-name="P1">This brings us to the end of this <text:span text:style-name="T2">tutorial</text:span>. In this <text:span text:style-name="T2">tutorial</text:span>, we have learnt to, </text:p>
              <text:p text:style-name="P1"/>
              <text:list xml:id="list3989034802231582230" text:style-name="L4">
                <text:list-item>
                  <text:p text:style-name="P160">Modify the <text:span text:style-name="T2">attributes</text:span> of <text:span text:style-name="T93">a </text:span><text:span text:style-name="T2">plot</text:span> like <text:span text:style-name="T2">color</text:span>, <text:span text:style-name="T2">line width</text:span>, <text:span text:style-name="T2">line style</text:span> by passing additional <text:span text:style-name="T2">arguments</text:span>. </text:p>
                </text:list-item>
                <text:list-item>
                  <text:p text:style-name="P160">Add <text:span text:style-name="T2">title </text:span>to a <text:span text:style-name="T2">plot</text:span> using '<text:span text:style-name="T2">title</text:span>' <text:span text:style-name="T2">command</text:span>. </text:p>
                </text:list-item>
                <text:list-item>
                  <text:p text:style-name="P164"><text:span text:style-name="T45">Incorporate </text:span><text:span text:style-name="T40">LaTeX style formatting</text:span><text:span text:style-name="T45"> by adding a </text:span><text:span text:style-name="Teletype"><text:span text:style-name="T45">$</text:span></text:span><text:span text:style-name="T45"> sign before and after the </text:span><text:span text:style-name="T40">string</text:span><text:span text:style-name="T45">. </text:span></text:p>
                </text:list-item>
                <text:list-item>
                  <text:p text:style-name="P160">Label <text:span text:style-name="T2">x and y axes</text:span> using <text:span text:style-name="T2">xlabel()</text:span> and <text:span text:style-name="T2">ylabel()</text:span> <text:span text:style-name="T2">commands</text:span>. </text:p>
                </text:list-item>
                <text:list-item>
                  <text:p text:style-name="P160">Add <text:span text:style-name="T2">annotations</text:span> to a plot using <text:span text:style-name="T2">annotate()</text:span> <text:span text:style-name="T2">command</text:span>. </text:p>
                </text:list-item>
                <text:list-item>
                  <text:p text:style-name="P160">Get and <text:span text:style-name="T109">s</text:span>et the <text:span text:style-name="T2">limits of axes</text:span> using <text:span text:style-name="T2">xlim()</text:span> and <text:span text:style-name="T2">ylim()</text:span> <text:span text:style-name="T2">commands. </text:span>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49">Show Slide</text:p>
              <text:p text:style-name="P82">Evaluation</text:p>
              <text:p text:style-name="P140"/>
            </table:table-cell>
            <table:table-cell table:style-name="Table1.A4" office:value-type="string">
              <text:p text:style-name="P1">Here are some self assessment questions for you to solve. </text:p>
              <text:list xml:id="list8929751676529718349" text:style-name="L5">
                <text:list-item>
                  <text:p text:style-name="P161">Draw a <text:span text:style-name="T2">plot</text:span> of <text:span text:style-name="T2">cosine graph</text:span> between <text:span text:style-name="T2">-2pi to 2pi</text:span> with line thickness 4. </text:p>
                </text:list-item>
                <text:list-item>
                  <text:p text:style-name="P165"><text:span text:style-name="T45">Read the documentation and find out, </text:span><text:span text:style-name="T47">is there </text:span><text:span text:style-name="T45">a way to modify the </text:span><text:span text:style-name="T40">alignment</text:span><text:span text:style-name="T45"> of text in the </text:span><text:span text:style-name="T40">command </text:span><text:span text:style-name="Teletype"><text:span text:style-name="T40">ylabel</text:span></text:span><text:span text:style-name="T45">. </text:span></text:p>
                </text:list-item>
              </text:list>
              <text:list xml:id="list7315626295006979980" text:style-name="L6">
                <text:list-item>
                  <text:list>
                    <text:list-item>
                      <text:p text:style-name="P162">Yes </text:p>
                    </text:list-item>
                    <text:list-item>
                      <text:p text:style-name="P163">No </text:p>
                    </text:list-item>
                  </text:list>
                </text:list-item>
              </text:list>
            </table:table-cell>
          </table:table-row>
          <table:table-row>
            <table:table-cell table:style-name="Table1.A4" office:value-type="string">
              <text:p text:style-name="P1">Show Slide</text:p>
              <text:p text:style-name="P62">Solutions </text:p>
              <text:p text:style-name="P112"/>
            </table:table-cell>
            <table:table-cell table:style-name="Table1.A4" office:value-type="string">
              <text:p text:style-name="P1">And the answers, </text:p>
              <text:p text:style-name="P93"><text:span text:style-name="T45">1. In order to </text:span><text:span text:style-name="T40">plot</text:span><text:span text:style-name="T45"> a </text:span><text:span text:style-name="T40">cosine graph</text:span><text:span text:style-name="T45"> between the points -2pi and 2pi with line thickness 3,we use the </text:span><text:span text:style-name="Teletype"><text:span text:style-name="T40">linspace</text:span></text:span><text:span text:style-name="T45"> and</text:span><text:span text:style-name="T40"> </text:span><text:span text:style-name="Teletype"><text:span text:style-name="T40">plot</text:span></text:span><text:span text:style-name="T45"> </text:span><text:span text:style-name="T40">command </text:span><text:span text:style-name="T45">as, </text:span></text:p>
              <text:p text:style-name="P99"><text:soft-page-break/>x = linspace(-2*pi, 2*pi)</text:p>
              <text:p text:style-name="P100">plot(x, cos(x), linewidth=4)</text:p>
              <text:p text:style-name="P98"><text:span text:style-name="T48">2. </text:span><text:span text:style-name="T45">No. We do not have an option to modify the </text:span><text:span text:style-name="T40">alignment </text:span><text:span text:style-name="T45">of text in the </text:span><text:span text:style-name="T40">command</text:span><text:span text:style-name="T45"> </text:span><text:span text:style-name="Teletype"><text:span text:style-name="T40">ylabel</text:span></text:span><text:span text:style-name="T45">. </text:span></text:p>
            </table:table-cell>
          </table:table-row>
          <table:table-row>
            <table:table-cell table:style-name="Table1.A5" office:value-type="string">
              <text:p text:style-name="P53">Show Slide </text:p>
              <text:p text:style-name="P88">About the Spoken Tutorial Project </text:p>
              <text:p text:style-name="P58"/>
            </table:table-cell>
            <table:table-cell table:style-name="Table1.A5" office:value-type="string">
              <text:p text:style-name="P11">Th<text:span text:style-name="T91">e video in the following link </text:span>summarises the Spoken Tutorial project. </text:p>
              <text:p text:style-name="P11"/>
              <text:p text:style-name="P89">If you do not have good bandwidth, you may download and watch it. </text:p>
            </table:table-cell>
          </table:table-row>
          <table:table-row>
            <table:table-cell table:style-name="Table1.A5" office:value-type="string">
              <text:p text:style-name="P54">Show Slide</text:p>
              <text:p text:style-name="P54">Spoken tutorial workshops </text:p>
            </table:table-cell>
            <table:table-cell table:style-name="Table1.A5" office:value-type="string">
              <text:p text:style-name="P14"><text:span text:style-name="T67">We conduct workshops using Spoken Tutorials </text:span><text:span text:style-name="T69">and g</text:span>ive Certificates. </text:p>
              <text:p text:style-name="P14"/>
              <text:p text:style-name="P90">Please contact us. </text:p>
            </table:table-cell>
          </table:table-row>
          <table:table-row>
            <table:table-cell table:style-name="Table1.A5" office:value-type="string">
              <text:p text:style-name="P55">Show Slide</text:p>
              <text:p text:style-name="P56">Forum <text:span text:style-name="T101">to answer questions</text:span></text:p>
            </table:table-cell>
            <table:table-cell table:style-name="Table1.A5" office:value-type="string">
              <text:p text:style-name="P59"><text:span text:style-name="T67">Do you have questions </text:span><text:span text:style-name="T68">o</text:span><text:span text:style-name="T67">n THIS </text:span><text:span text:style-name="T29">Spoken Tutorial?</text:span></text:p>
              <text:p text:style-name="P72">Choose the minute and second where you have the question. </text:p>
              <text:p text:style-name="P72">Explain your question briefly. </text:p>
              <text:p text:style-name="P72">Someone from the <text:span text:style-name="T1">FOSSEE</text:span> team will answer them. </text:p>
              <text:p text:style-name="P91">Please visit this site. </text:p>
            </table:table-cell>
          </table:table-row>
          <table:table-row>
            <table:table-cell table:style-name="Table1.A5" office:value-type="string">
              <text:p text:style-name="P56">Show Slide</text:p>
              <text:p text:style-name="P56">Forum <text:span text:style-name="T101">to answer questions</text:span></text:p>
            </table:table-cell>
            <table:table-cell table:style-name="Table1.A5" office:value-type="string">
              <text:p text:style-name="P57">Do you have any general / technical questions on Python?</text:p>
              <text:p text:style-name="P57"/>
              <text:p text:style-name="P57">Please visit the FOSSEE forum and post your question. </text:p>
            </table:table-cell>
          </table:table-row>
          <table:table-row>
            <table:table-cell table:style-name="Table1.A5" office:value-type="string">
              <text:p text:style-name="P55">Show Slide </text:p>
              <text:p text:style-name="P55">Textbook Companion </text:p>
            </table:table-cell>
            <table:table-cell table:style-name="Table1.A5" office:value-type="string">
              <text:p text:style-name="P55">The <text:span text:style-name="T1">FOSSEE </text:span>team coordinates coding of solved examples of popular books. </text:p>
              <text:p text:style-name="P72">We give honorarium and certificates for those who do this. </text:p>
              <text:p text:style-name="P91">For more details, please visit this site. </text:p>
            </table:table-cell>
          </table:table-row>
          <table:table-row table:style-name="Table1.57">
            <table:table-cell table:style-name="Table1.A5" office:value-type="string">
              <text:p text:style-name="P55">Show Slide</text:p>
              <text:p text:style-name="P55">Acknowledgement </text:p>
            </table:table-cell>
            <table:table-cell table:style-name="Table1.A5" office:value-type="string">
              <text:p text:style-name="P91">The Spoken Tutorial project is funded by NMEICT, MHRD, Govt. of India </text:p>
            </table:table-cell>
          </table:table-row>
          <table:table-row table:style-name="Table1.57">
            <table:table-cell table:style-name="Table1.A5" office:value-type="string">
              <text:p text:style-name="P55">Show Slide</text:p>
              <text:p text:style-name="P55">Thank You</text:p>
            </table:table-cell>
            <table:table-cell table:style-name="Table1.A5" office:value-type="string">
              <text:p text:style-name="P91">This is <text:span text:style-name="T124">(________)</text:span> from IIT Bombay signing off. <text:s/>Thanks for watching</text:p>
            </table:table-cell>
          </table:table-row>
        </table:table>
        <text:section text:style-name="Sect1" text:name="ContributionCredits">
          <text:h text:style-name="P154" text:outline-level="2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24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6cm" fo:margin-right="1.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15:24:09.384535339</meta:creation-date>
    <dc:date>2016-10-18T12:48:50.379064551</dc:date>
    <meta:editing-duration>PT16H6M7S</meta:editing-duration>
    <meta:editing-cycles>796</meta:editing-cycles>
    <meta:generator>LibreOffice/4.2.8.2$Linux_X86_64 LibreOffice_project/420m0$Build-2</meta:generator>
    <meta:document-statistic meta:table-count="1" meta:image-count="0" meta:object-count="0" meta:page-count="5" meta:paragraph-count="239" meta:word-count="1546" meta:character-count="8911" meta:non-whitespace-character-count="7512"/>
  </office:meta>
</office:document-meta>
</file>